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145510" table:style-name="ce7">
            <text:p>11.145.510</text:p>
          </table:table-cell>
          <table:table-cell office:value-type="float" office:value="768000" table:style-name="ce7">
            <text:p>768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103710" table:style-name="ce9">
            <text:p>17.103.710</text:p>
          </table:table-cell>
          <table:table-cell office:value-type="float" office:value="16348735.5" table:style-name="ce9">
            <text:p>16.348.736</text:p>
          </table:table-cell>
          <table:table-cell office:value-type="percentage" office:value="0.95585902122989685" table:style-name="ce10">
            <text:p>95,6%</text:p>
          </table:table-cell>
          <table:table-cell office:value-type="float" office:value="7424028" table:style-name="ce8">
            <text:p>7.424.028</text:p>
          </table:table-cell>
          <table:table-cell office:value-type="float" office:value="6903791" table:style-name="ce8">
            <text:p>6.903.791</text:p>
          </table:table-cell>
          <table:table-cell office:value-type="float" office:value="3497513" table:style-name="ce8">
            <text:p>3.497.513</text:p>
          </table:table-cell>
          <table:table-cell office:value-type="date" office:date-value="2022-02-02T00:00:00" table:style-name="ce11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05571" table:style-name="ce7">
            <text:p>1.805.57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63951" table:style-name="ce14">
            <text:p>2.663.951</text:p>
          </table:table-cell>
          <table:table-cell office:value-type="float" office:value="2550075.5" table:style-name="ce14">
            <text:p>2.550.076</text:p>
          </table:table-cell>
          <table:table-cell office:value-type="percentage" office:value="0.95725315518190834" table:style-name="ce15">
            <text:p>95,7%</text:p>
          </table:table-cell>
          <table:table-cell office:value-type="float" office:value="1141780" table:style-name="ce13">
            <text:p>1.141.780</text:p>
          </table:table-cell>
          <table:table-cell office:value-type="float" office:value="1074070" table:style-name="ce13">
            <text:p>1.074.070</text:p>
          </table:table-cell>
          <table:table-cell office:value-type="float" office:value="628327" table:style-name="ce13">
            <text:p>628.327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22397.5" table:style-name="ce14">
            <text:p>2.222.398</text:p>
          </table:table-cell>
          <table:table-cell office:value-type="percentage" office:value="0.95091084131144032" table:style-name="ce15">
            <text:p>95,1%</text:p>
          </table:table-cell>
          <table:table-cell office:value-type="float" office:value="923065" table:style-name="ce13">
            <text:p>923.065</text:p>
          </table:table-cell>
          <table:table-cell office:value-type="float" office:value="872742" table:style-name="ce13">
            <text:p>872.742</text:p>
          </table:table-cell>
          <table:table-cell office:value-type="float" office:value="684874" table:style-name="ce13">
            <text:p>684.874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02000" table:style-name="ce7">
            <text:p>102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31874" table:style-name="ce14">
            <text:p>2.231.874</text:p>
          </table:table-cell>
          <table:table-cell office:value-type="float" office:value="1974607" table:style-name="ce14">
            <text:p>1.974.607</text:p>
          </table:table-cell>
          <table:table-cell office:value-type="percentage" office:value="0.88473050001926634" table:style-name="ce15">
            <text:p>88,5%</text:p>
          </table:table-cell>
          <table:table-cell office:value-type="float" office:value="923346" table:style-name="ce13">
            <text:p>923.346</text:p>
          </table:table-cell>
          <table:table-cell office:value-type="float" office:value="879294" table:style-name="ce13">
            <text:p>879.294</text:p>
          </table:table-cell>
          <table:table-cell office:value-type="float" office:value="421528" table:style-name="ce13">
            <text:p>421.528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71080" table:style-name="ce7">
            <text:p>2.671.080</text:p>
          </table:table-cell>
          <table:table-cell office:value-type="float" office:value="162000" table:style-name="ce7">
            <text:p>16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247230" table:style-name="ce14">
            <text:p>4.247.230</text:p>
          </table:table-cell>
          <table:table-cell office:value-type="float" office:value="3977205.5" table:style-name="ce14">
            <text:p>3.977.206</text:p>
          </table:table-cell>
          <table:table-cell office:value-type="percentage" office:value="0.93642338653663681" table:style-name="ce15">
            <text:p>93,6%</text:p>
          </table:table-cell>
          <table:table-cell office:value-type="float" office:value="1805880" table:style-name="ce13">
            <text:p>1.805.880</text:p>
          </table:table-cell>
          <table:table-cell office:value-type="float" office:value="1680170" table:style-name="ce13">
            <text:p>1.680.170</text:p>
          </table:table-cell>
          <table:table-cell office:value-type="float" office:value="872697" table:style-name="ce13">
            <text:p>872.697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205356" table:style-name="ce14">
            <text:p>1.205.356</text:p>
          </table:table-cell>
          <table:table-cell office:value-type="percentage" office:value="0.97367098832747689" table:style-name="ce15">
            <text:p>97,4%</text:p>
          </table:table-cell>
          <table:table-cell office:value-type="float" office:value="515776" table:style-name="ce13">
            <text:p>515.776</text:p>
          </table:table-cell>
          <table:table-cell office:value-type="float" office:value="488398" table:style-name="ce13">
            <text:p>488.398</text:p>
          </table:table-cell>
          <table:table-cell office:value-type="float" office:value="319747" table:style-name="ce13">
            <text:p>319.747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62000" table:style-name="ce7">
            <text:p>162.000</text:p>
          </table:table-cell>
          <table:table-cell office:value-type="float" office:value="691970" table:style-name="ce7">
            <text:p>691.9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403358" table:style-name="ce14">
            <text:p>5.403.358</text:p>
          </table:table-cell>
          <table:table-cell office:value-type="float" office:value="5119620" table:style-name="ce14">
            <text:p>5.119.620</text:p>
          </table:table-cell>
          <table:table-cell office:value-type="percentage" office:value="0.94748858024954108" table:style-name="ce15">
            <text:p>94,7%</text:p>
          </table:table-cell>
          <table:table-cell office:value-type="float" office:value="2135695" table:style-name="ce13">
            <text:p>2.135.695</text:p>
          </table:table-cell>
          <table:table-cell office:value-type="float" office:value="2007346" table:style-name="ce13">
            <text:p>2.007.346</text:p>
          </table:table-cell>
          <table:table-cell office:value-type="float" office:value="1364373" table:style-name="ce13">
            <text:p>1.364.373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94375" table:style-name="ce7">
            <text:p>2.694.375</text:p>
          </table:table-cell>
          <table:table-cell office:value-type="float" office:value="180000" table:style-name="ce7">
            <text:p>180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87755" table:style-name="ce14">
            <text:p>4.187.755</text:p>
          </table:table-cell>
          <table:table-cell office:value-type="float" office:value="3783164" table:style-name="ce14">
            <text:p>3.783.164</text:p>
          </table:table-cell>
          <table:table-cell office:value-type="percentage" office:value="0.90338713702210371" table:style-name="ce15">
            <text:p>90,3%</text:p>
          </table:table-cell>
          <table:table-cell office:value-type="float" office:value="1750094" table:style-name="ce13">
            <text:p>1.750.094</text:p>
          </table:table-cell>
          <table:table-cell office:value-type="float" office:value="1593880" table:style-name="ce13">
            <text:p>1.593.880</text:p>
          </table:table-cell>
          <table:table-cell office:value-type="float" office:value="893925" table:style-name="ce13">
            <text:p>893.925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358880" table:style-name="ce7">
            <text:p>3.35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563550" table:style-name="ce14">
            <text:p>14.563.550</text:p>
          </table:table-cell>
          <table:table-cell office:value-type="float" office:value="13700317" table:style-name="ce14">
            <text:p>13.700.317</text:p>
          </table:table-cell>
          <table:table-cell office:value-type="percentage" office:value="0.94072647122439246" table:style-name="ce15">
            <text:p>94,1%</text:p>
          </table:table-cell>
          <table:table-cell office:value-type="float" office:value="6453060" table:style-name="ce13">
            <text:p>6.453.060</text:p>
          </table:table-cell>
          <table:table-cell office:value-type="float" office:value="6086976" table:style-name="ce13">
            <text:p>6.086.976</text:p>
          </table:table-cell>
          <table:table-cell office:value-type="float" office:value="3337719" table:style-name="ce13">
            <text:p>3.337.719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642000" table:style-name="ce7">
            <text:p>64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320705" table:style-name="ce14">
            <text:p>10.320.705</text:p>
          </table:table-cell>
          <table:table-cell office:value-type="float" office:value="9652529" table:style-name="ce14">
            <text:p>9.652.529</text:p>
          </table:table-cell>
          <table:table-cell office:value-type="percentage" office:value="0.9352586863009843" table:style-name="ce15">
            <text:p>93,5%</text:p>
          </table:table-cell>
          <table:table-cell office:value-type="float" office:value="4389103" table:style-name="ce13">
            <text:p>4.389.103</text:p>
          </table:table-cell>
          <table:table-cell office:value-type="float" office:value="4096532" table:style-name="ce13">
            <text:p>4.096.532</text:p>
          </table:table-cell>
          <table:table-cell office:value-type="float" office:value="2477958" table:style-name="ce13">
            <text:p>2.477.958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54323" table:style-name="ce7">
            <text:p>1.554.323</text:p>
          </table:table-cell>
          <table:table-cell office:value-type="float" office:value="84000" table:style-name="ce7">
            <text:p>84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52878" table:style-name="ce14">
            <text:p>2.152.878</text:p>
          </table:table-cell>
          <table:table-cell office:value-type="float" office:value="2184133" table:style-name="ce14">
            <text:p>2.184.133</text:p>
          </table:table-cell>
          <table:table-cell office:value-type="percentage" office:value="1" table:style-name="ce15">
            <text:p>100,0%</text:p>
          </table:table-cell>
          <table:table-cell office:value-type="float" office:value="957025" table:style-name="ce13">
            <text:p>957.025</text:p>
          </table:table-cell>
          <table:table-cell office:value-type="float" office:value="895564" table:style-name="ce13">
            <text:p>895.564</text:p>
          </table:table-cell>
          <table:table-cell office:value-type="float" office:value="534538" table:style-name="ce13">
            <text:p>534.538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86000" table:style-name="ce7">
            <text:p>186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69384" table:style-name="ce14">
            <text:p>5.869.384</text:p>
          </table:table-cell>
          <table:table-cell office:value-type="float" office:value="5942828.5" table:style-name="ce14">
            <text:p>5.942.829</text:p>
          </table:table-cell>
          <table:table-cell office:value-type="percentage" office:value="1" table:style-name="ce15">
            <text:p>100,0%</text:p>
          </table:table-cell>
          <table:table-cell office:value-type="float" office:value="2463549" table:style-name="ce13">
            <text:p>2.463.549</text:p>
          </table:table-cell>
          <table:table-cell office:value-type="float" office:value="2320201" table:style-name="ce13">
            <text:p>2.320.201</text:p>
          </table:table-cell>
          <table:table-cell office:value-type="float" office:value="1875761" table:style-name="ce13">
            <text:p>1.875.761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10524" table:style-name="ce14">
            <text:p>610.524</text:p>
          </table:table-cell>
          <table:table-cell office:value-type="percentage" office:value="0.95093493244032556" table:style-name="ce15">
            <text:p>95,1%</text:p>
          </table:table-cell>
          <table:table-cell office:value-type="float" office:value="281758" table:style-name="ce13">
            <text:p>281.758</text:p>
          </table:table-cell>
          <table:table-cell office:value-type="float" office:value="261588" table:style-name="ce13">
            <text:p>261.588</text:p>
          </table:table-cell>
          <table:table-cell office:value-type="float" office:value="143476" table:style-name="ce13">
            <text:p>143.476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746845" table:style-name="ce7">
            <text:p>8.746.845</text:p>
          </table:table-cell>
          <table:table-cell office:value-type="float" office:value="390000" table:style-name="ce7">
            <text:p>390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851195" table:style-name="ce14">
            <text:p>12.851.195</text:p>
          </table:table-cell>
          <table:table-cell office:value-type="float" office:value="12597793.5" table:style-name="ce14">
            <text:p>12.597.794</text:p>
          </table:table-cell>
          <table:table-cell office:value-type="percentage" office:value="0.98028187261962796" table:style-name="ce15">
            <text:p>98,0%</text:p>
          </table:table-cell>
          <table:table-cell office:value-type="float" office:value="5738276" table:style-name="ce13">
            <text:p>5.738.276</text:p>
          </table:table-cell>
          <table:table-cell office:value-type="float" office:value="5370563" table:style-name="ce13">
            <text:p>5.370.563</text:p>
          </table:table-cell>
          <table:table-cell office:value-type="float" office:value="2943796" table:style-name="ce13">
            <text:p>2.943.796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50000" table:style-name="ce7">
            <text:p>150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82175" table:style-name="ce14">
            <text:p>2.782.175</text:p>
          </table:table-cell>
          <table:table-cell office:value-type="float" office:value="2705088.5" table:style-name="ce14">
            <text:p>2.705.089</text:p>
          </table:table-cell>
          <table:table-cell office:value-type="percentage" office:value="0.97229272062325334" table:style-name="ce15">
            <text:p>97,2%</text:p>
          </table:table-cell>
          <table:table-cell office:value-type="float" office:value="1295235" table:style-name="ce13">
            <text:p>1.295.235</text:p>
          </table:table-cell>
          <table:table-cell office:value-type="float" office:value="1200097" table:style-name="ce13">
            <text:p>1.200.097</text:p>
          </table:table-cell>
          <table:table-cell office:value-type="float" office:value="610327" table:style-name="ce13">
            <text:p>610.327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61447" table:style-name="ce7">
            <text:p>861.44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9067" table:style-name="ce14">
            <text:p>1.349.067</text:p>
          </table:table-cell>
          <table:table-cell office:value-type="float" office:value="1253548" table:style-name="ce14">
            <text:p>1.253.548</text:p>
          </table:table-cell>
          <table:table-cell office:value-type="percentage" office:value="0.92919625192818445" table:style-name="ce15">
            <text:p>92,9%</text:p>
          </table:table-cell>
          <table:table-cell office:value-type="float" office:value="564355" table:style-name="ce13">
            <text:p>564.355</text:p>
          </table:table-cell>
          <table:table-cell office:value-type="float" office:value="533283" table:style-name="ce13">
            <text:p>533.283</text:p>
          </table:table-cell>
          <table:table-cell office:value-type="float" office:value="309098" table:style-name="ce13">
            <text:p>309.098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98530" table:style-name="ce7">
            <text:p>2.998.53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7935" table:style-name="ce14">
            <text:p>4.517.935</text:p>
          </table:table-cell>
          <table:table-cell office:value-type="float" office:value="4275181" table:style-name="ce14">
            <text:p>4.275.181</text:p>
          </table:table-cell>
          <table:table-cell office:value-type="percentage" office:value="0.94626881528840057" table:style-name="ce15">
            <text:p>94,6%</text:p>
          </table:table-cell>
          <table:table-cell office:value-type="float" office:value="1937537" table:style-name="ce13">
            <text:p>1.937.537</text:p>
          </table:table-cell>
          <table:table-cell office:value-type="float" office:value="1826676" table:style-name="ce13">
            <text:p>1.826.676</text:p>
          </table:table-cell>
          <table:table-cell office:value-type="float" office:value="1096937" table:style-name="ce13">
            <text:p>1.096.937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1274" table:style-name="ce7">
            <text:p>101.27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3419" table:style-name="ce14">
            <text:p>163.419</text:p>
          </table:table-cell>
          <table:table-cell office:value-type="float" office:value="146108.5" table:style-name="ce14">
            <text:p>146.109</text:p>
          </table:table-cell>
          <table:table-cell office:value-type="percentage" office:value="0.89407290461941391" table:style-name="ce15">
            <text:p>89,4%</text:p>
          </table:table-cell>
          <table:table-cell office:value-type="float" office:value="69115" table:style-name="ce13">
            <text:p>69.115</text:p>
          </table:table-cell>
          <table:table-cell office:value-type="float" office:value="63494" table:style-name="ce13">
            <text:p>63.494</text:p>
          </table:table-cell>
          <table:table-cell office:value-type="float" office:value="28733" table:style-name="ce13">
            <text:p>28.733</text:p>
          </table:table-cell>
          <table:table-cell office:value-type="date" office:date-value="2022-02-02T00:00:00" table:style-name="ce16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0260" table:style-name="ce7">
            <text:p>100.26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6610" table:style-name="ce14">
            <text:p>156.610</text:p>
          </table:table-cell>
          <table:table-cell office:value-type="float" office:value="133399" table:style-name="ce14">
            <text:p>133.399</text:p>
          </table:table-cell>
          <table:table-cell office:value-type="percentage" office:value="0.85179107336696247" table:style-name="ce15">
            <text:p>85,2%</text:p>
          </table:table-cell>
          <table:table-cell office:value-type="float" office:value="64536" table:style-name="ce13">
            <text:p>64.536</text:p>
          </table:table-cell>
          <table:table-cell office:value-type="float" office:value="59144" table:style-name="ce13">
            <text:p>59.144</text:p>
          </table:table-cell>
          <table:table-cell office:value-type="float" office:value="24677" table:style-name="ce13">
            <text:p>24.677</text:p>
          </table:table-cell>
          <table:table-cell office:value-type="date" office:date-value="2022-02-02T00:00:00" table:style-name="ce17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198446" table:style-name="ce14">
            <text:p>198.446</text:p>
          </table:table-cell>
          <table:table-cell office:value-type="percentage" office:value="0.93374928244073663" table:style-name="ce15">
            <text:p>93,4%</text:p>
          </table:table-cell>
          <table:table-cell office:value-type="float" office:value="94917" table:style-name="ce13">
            <text:p>94.917</text:p>
          </table:table-cell>
          <table:table-cell office:value-type="float" office:value="90872" table:style-name="ce13">
            <text:p>90.872</text:p>
          </table:table-cell>
          <table:table-cell office:value-type="float" office:value="36874" table:style-name="ce13">
            <text:p>36.874</text:p>
          </table:table-cell>
          <table:table-cell office:value-type="date" office:date-value="2022-02-02T00:00:00" table:style-name="ce17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30" table:style-name="ce7">
            <text:p>7.430</text:p>
          </table:table-cell>
          <table:table-cell office:value-type="float" office:value="0" table:style-name="ce7">
            <text:p>0</text:p>
          </table:table-cell>
          <table:table-cell office:value-type="float" office:value="4690" table:style-name="ce13">
            <text:p>4.690</text:p>
          </table:table-cell>
          <table:table-cell office:value-type="float" office:value="12120" table:style-name="ce14">
            <text:p>12.120</text:p>
          </table:table-cell>
          <table:table-cell office:value-type="float" office:value="11800.5" table:style-name="ce14">
            <text:p>11.801</text:p>
          </table:table-cell>
          <table:table-cell office:value-type="percentage" office:value="0.97363861386138617" table:style-name="ce15">
            <text:p>97,4%</text:p>
          </table:table-cell>
          <table:table-cell office:value-type="float" office:value="7956" table:style-name="ce13">
            <text:p>7.956</text:p>
          </table:table-cell>
          <table:table-cell office:value-type="float" office:value="7475" table:style-name="ce13">
            <text:p>7.475</text:p>
          </table:table-cell>
          <table:table-cell office:value-type="float" office:value="2211" table:style-name="ce13">
            <text:p>2.211</text:p>
          </table:table-cell>
          <table:table-cell office:value-type="date" office:date-value="2022-02-02T00:00:00" table:style-name="ce17">
            <text:p>02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808637" table:style-name="ce19">
            <text:p>61.808.637</text:p>
          </table:table-cell>
          <table:table-cell office:value-type="float" office:value="3966000" table:style-name="ce19">
            <text:p>3.966.000</text:p>
          </table:table-cell>
          <table:table-cell office:value-type="float" office:value="18108500" table:style-name="ce20">
            <text:p>18.108.5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5" table:style-name="ce22">
            <text:p>2.113.625</text:p>
          </table:table-cell>
          <table:table-cell office:value-type="float" office:value="95006542" table:style-name="ce23">
            <text:p>95.006.542</text:p>
          </table:table-cell>
          <table:table-cell office:value-type="float" office:value="90592857.5" table:style-name="ce23">
            <text:p>90.592.858</text:p>
          </table:table-cell>
          <table:table-cell office:value-type="percentage" office:value="0.95354336230867132" table:style-name="ce24">
            <text:p>95,4%</text:p>
          </table:table-cell>
          <table:table-cell office:value-type="float" office:value="40936086" table:style-name="ce23">
            <text:p>40.936.086</text:p>
          </table:table-cell>
          <table:table-cell office:value-type="float" office:value="38312156" table:style-name="ce23">
            <text:p>38.312.156</text:p>
          </table:table-cell>
          <table:table-cell office:value-type="float" office:value="22105089" table:style-name="ce23">
            <text:p>22.105.08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5646" table:style-name="ce31">
            <text:p>7.025.646</text:p>
          </table:table-cell>
          <table:table-cell office:value-type="percentage" office:value="0.93575403852288319" table:style-name="ce32">
            <text:p>93,6%</text:p>
          </table:table-cell>
          <table:table-cell office:value-type="float" office:value="6903791" table:style-name="ce31">
            <text:p>6.903.791</text:p>
          </table:table-cell>
          <table:table-cell office:value-type="percentage" office:value="0.91952402802075917" table:style-name="ce32">
            <text:p>92,0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3384" table:style-name="ce31">
            <text:p>1.093.384</text:p>
          </table:table-cell>
          <table:table-cell office:value-type="percentage" office:value="0.91926740025289888" table:style-name="ce32">
            <text:p>91,9%</text:p>
          </table:table-cell>
          <table:table-cell office:value-type="float" office:value="1074070" table:style-name="ce31">
            <text:p>1.074.070</text:p>
          </table:table-cell>
          <table:table-cell office:value-type="percentage" office:value="0.90302906992386123" table:style-name="ce32">
            <text:p>90,3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3580" table:style-name="ce31">
            <text:p>883.580</text:p>
          </table:table-cell>
          <table:table-cell office:value-type="percentage" office:value="0.94962958663953989" table:style-name="ce32">
            <text:p>95,0%</text:p>
          </table:table-cell>
          <table:table-cell office:value-type="float" office:value="872742" table:style-name="ce31">
            <text:p>872.742</text:p>
          </table:table-cell>
          <table:table-cell office:value-type="percentage" office:value="0.93798142183273203" table:style-name="ce32">
            <text:p>93,8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970" table:style-name="ce31">
            <text:p>894.970</text:p>
          </table:table-cell>
          <table:table-cell office:value-type="percentage" office:value="0.8262377595004371" table:style-name="ce32">
            <text:p>82,6%</text:p>
          </table:table-cell>
          <table:table-cell office:value-type="float" office:value="879294" table:style-name="ce31">
            <text:p>879.294</text:p>
          </table:table-cell>
          <table:table-cell office:value-type="percentage" office:value="0.81176565080637042" table:style-name="ce32">
            <text:p>81,2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7023" table:style-name="ce31">
            <text:p>1.737.023</text:p>
          </table:table-cell>
          <table:table-cell office:value-type="percentage" office:value="0.85419812905056425" table:style-name="ce32">
            <text:p>85,4%</text:p>
          </table:table-cell>
          <table:table-cell office:value-type="float" office:value="1680170" table:style-name="ce31">
            <text:p>1.680.170</text:p>
          </table:table-cell>
          <table:table-cell office:value-type="percentage" office:value="0.82624010763639077" table:style-name="ce32">
            <text:p>82,6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3121" table:style-name="ce31">
            <text:p>493.121</text:p>
          </table:table-cell>
          <table:table-cell office:value-type="percentage" office:value="0.9356034014973571" table:style-name="ce32">
            <text:p>93,6%</text:p>
          </table:table-cell>
          <table:table-cell office:value-type="float" office:value="488398" table:style-name="ce31">
            <text:p>488.398</text:p>
          </table:table-cell>
          <table:table-cell office:value-type="percentage" office:value="0.92664240639621143" table:style-name="ce32">
            <text:p>92,7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3321" table:style-name="ce31">
            <text:p>2.043.321</text:p>
          </table:table-cell>
          <table:table-cell office:value-type="percentage" office:value="0.94069099311327165" table:style-name="ce32">
            <text:p>94,1%</text:p>
          </table:table-cell>
          <table:table-cell office:value-type="float" office:value="2007346" table:style-name="ce31">
            <text:p>2.007.346</text:p>
          </table:table-cell>
          <table:table-cell office:value-type="percentage" office:value="0.92412905376196564" table:style-name="ce32">
            <text:p>92,4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9129" table:style-name="ce31">
            <text:p>1.659.129</text:p>
          </table:table-cell>
          <table:table-cell office:value-type="percentage" office:value="0.91357603896740347" table:style-name="ce32">
            <text:p>91,4%</text:p>
          </table:table-cell>
          <table:table-cell office:value-type="float" office:value="1593880" table:style-name="ce31">
            <text:p>1.593.880</text:p>
          </table:table-cell>
          <table:table-cell office:value-type="percentage" office:value="0.87764759520770541" table:style-name="ce32">
            <text:p>87,8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32007" table:style-name="ce31">
            <text:p>6.232.007</text:p>
          </table:table-cell>
          <table:table-cell office:value-type="percentage" office:value="0.91884792051915443" table:style-name="ce32">
            <text:p>91,9%</text:p>
          </table:table-cell>
          <table:table-cell office:value-type="float" office:value="6086976" table:style-name="ce31">
            <text:p>6.086.976</text:p>
          </table:table-cell>
          <table:table-cell office:value-type="percentage" office:value="0.89746453106519297" table:style-name="ce32">
            <text:p>89,7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7462" table:style-name="ce31">
            <text:p>4.167.462</text:p>
          </table:table-cell>
          <table:table-cell office:value-type="percentage" office:value="0.92774663370158583" table:style-name="ce32">
            <text:p>92,8%</text:p>
          </table:table-cell>
          <table:table-cell office:value-type="float" office:value="4096532" table:style-name="ce31">
            <text:p>4.096.532</text:p>
          </table:table-cell>
          <table:table-cell office:value-type="percentage" office:value="0.91195643124060277" table:style-name="ce32">
            <text:p>91,2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409" table:style-name="ce31">
            <text:p>908.409</text:p>
          </table:table-cell>
          <table:table-cell office:value-type="percentage" office:value="0.95633073303224581" table:style-name="ce32">
            <text:p>95,6%</text:p>
          </table:table-cell>
          <table:table-cell office:value-type="float" office:value="895564" table:style-name="ce31">
            <text:p>895.564</text:p>
          </table:table-cell>
          <table:table-cell office:value-type="percentage" office:value="0.94280811462379854" table:style-name="ce32">
            <text:p>94,3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793" table:style-name="ce31">
            <text:p>2.338.793</text:p>
          </table:table-cell>
          <table:table-cell office:value-type="percentage" office:value="0.9522280403252763" table:style-name="ce32">
            <text:p>95,2%</text:p>
          </table:table-cell>
          <table:table-cell office:value-type="float" office:value="2320201" table:style-name="ce31">
            <text:p>2.320.201</text:p>
          </table:table-cell>
          <table:table-cell office:value-type="percentage" office:value="0.94465839917886985" table:style-name="ce32">
            <text:p>94,5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8085" table:style-name="ce31">
            <text:p>268.085</text:p>
          </table:table-cell>
          <table:table-cell office:value-type="percentage" office:value="0.95241563313781841" table:style-name="ce32">
            <text:p>95,2%</text:p>
          </table:table-cell>
          <table:table-cell office:value-type="float" office:value="261588" table:style-name="ce31">
            <text:p>261.588</text:p>
          </table:table-cell>
          <table:table-cell office:value-type="percentage" office:value="0.92933398228642283" table:style-name="ce32">
            <text:p>92,9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14650" table:style-name="ce31">
            <text:p>5.514.650</text:p>
          </table:table-cell>
          <table:table-cell office:value-type="percentage" office:value="0.92358649639217349" table:style-name="ce32">
            <text:p>92,4%</text:p>
          </table:table-cell>
          <table:table-cell office:value-type="float" office:value="5370563" table:style-name="ce31">
            <text:p>5.370.563</text:p>
          </table:table-cell>
          <table:table-cell office:value-type="percentage" office:value="0.89945499076522362" table:style-name="ce32">
            <text:p>89,9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1661" table:style-name="ce31">
            <text:p>1.231.661</text:p>
          </table:table-cell>
          <table:table-cell office:value-type="percentage" office:value="0.93476617582994714" table:style-name="ce32">
            <text:p>93,5%</text:p>
          </table:table-cell>
          <table:table-cell office:value-type="float" office:value="1200097" table:style-name="ce31">
            <text:p>1.200.097</text:p>
          </table:table-cell>
          <table:table-cell office:value-type="percentage" office:value="0.9108107533769374" table:style-name="ce32">
            <text:p>91,1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806" table:style-name="ce31">
            <text:p>538.806</text:p>
          </table:table-cell>
          <table:table-cell office:value-type="percentage" office:value="0.92869725289309757" table:style-name="ce32">
            <text:p>92,9%</text:p>
          </table:table-cell>
          <table:table-cell office:value-type="float" office:value="533283" table:style-name="ce31">
            <text:p>533.283</text:p>
          </table:table-cell>
          <table:table-cell office:value-type="percentage" office:value="0.91917769496737189" table:style-name="ce32">
            <text:p>91,9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9218" table:style-name="ce31">
            <text:p>1.859.218</text:p>
          </table:table-cell>
          <table:table-cell office:value-type="percentage" office:value="0.95088359409242695" table:style-name="ce32">
            <text:p>95,1%</text:p>
          </table:table-cell>
          <table:table-cell office:value-type="float" office:value="1826676" table:style-name="ce31">
            <text:p>1.826.676</text:p>
          </table:table-cell>
          <table:table-cell office:value-type="percentage" office:value="0.93424022364369219" table:style-name="ce32">
            <text:p>93,4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297" table:style-name="ce31">
            <text:p>66.297</text:p>
          </table:table-cell>
          <table:table-cell office:value-type="percentage" office:value="0.93337932393810974" table:style-name="ce32">
            <text:p>93,3%</text:p>
          </table:table-cell>
          <table:table-cell office:value-type="float" office:value="63494" table:style-name="ce31">
            <text:p>63.494</text:p>
          </table:table-cell>
          <table:table-cell office:value-type="percentage" office:value="0.89391656928860042" table:style-name="ce32">
            <text:p>89,4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488" table:style-name="ce31">
            <text:p>61.488</text:p>
          </table:table-cell>
          <table:table-cell office:value-type="percentage" office:value="0.90071192101485364" table:style-name="ce32">
            <text:p>90,1%</text:p>
          </table:table-cell>
          <table:table-cell office:value-type="float" office:value="59144" table:style-name="ce31">
            <text:p>59.144</text:p>
          </table:table-cell>
          <table:table-cell office:value-type="percentage" office:value="0.86637564819968949" table:style-name="ce32">
            <text:p>86,6%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4917" table:style-name="ce31">
            <text:p>94.917</text:p>
          </table:table-cell>
          <table:table-cell office:value-type="string" table:style-name="ce32">
            <text:p>-</text:p>
          </table:table-cell>
          <table:table-cell office:value-type="float" office:value="90872" table:style-name="ce31">
            <text:p>90.872</text:p>
          </table:table-cell>
          <table:table-cell office:value-type="string" table:style-name="ce32">
            <text:p>-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56" table:style-name="ce31">
            <text:p>7.956</text:p>
          </table:table-cell>
          <table:table-cell office:value-type="string" table:style-name="ce32">
            <text:p>-</text:p>
          </table:table-cell>
          <table:table-cell office:value-type="float" office:value="7475" table:style-name="ce31">
            <text:p>7.475</text:p>
          </table:table-cell>
          <table:table-cell office:value-type="string" table:style-name="ce32">
            <text:p>-</text:p>
          </table:table-cell>
          <table:table-cell office:value-type="date" office:date-value="2022-02-02T00:00:00" table:style-name="ce33">
            <text:p>02/02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119923" table:style-name="ce34">
            <text:p>39.119.923</text:p>
          </table:table-cell>
          <table:table-cell office:value-type="percentage" office:value="0.92734129187477465" table:style-name="ce24">
            <text:p>92,7%</text:p>
          </table:table-cell>
          <table:table-cell office:value-type="float" office:value="38312156" table:style-name="ce34">
            <text:p>38.312.156</text:p>
          </table:table-cell>
          <table:table-cell office:value-type="percentage" office:value="0.90819310251576668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99" table:style-name="ce43">
            <text:p>435.399</text:p>
          </table:table-cell>
          <table:table-cell office:value-type="percentage" office:value="1" table:style-name="ce44">
            <text:p>100,0%</text:p>
          </table:table-cell>
          <table:table-cell office:value-type="float" office:value="656348" table:style-name="ce43">
            <text:p>656.348</text:p>
          </table:table-cell>
          <table:table-cell office:value-type="percentage" office:value="1" table:style-name="ce44">
            <text:p>100,0%</text:p>
          </table:table-cell>
          <table:table-cell office:value-type="float" office:value="937055" table:style-name="ce43">
            <text:p>937.055</text:p>
          </table:table-cell>
          <table:table-cell office:value-type="percentage" office:value="0.97790298561199884" table:style-name="ce44">
            <text:p>97,8%</text:p>
          </table:table-cell>
          <table:table-cell office:value-type="float" office:value="1228729" table:style-name="ce43">
            <text:p>1.228.729</text:p>
          </table:table-cell>
          <table:table-cell office:value-type="percentage" office:value="0.95428517285380221" table:style-name="ce44">
            <text:p>95,4%</text:p>
          </table:table-cell>
          <table:table-cell office:value-type="float" office:value="1275473" table:style-name="ce43">
            <text:p>1.275.473</text:p>
          </table:table-cell>
          <table:table-cell office:value-type="percentage" office:value="0.92136085459021511" table:style-name="ce44">
            <text:p>92,1%</text:p>
          </table:table-cell>
          <table:table-cell office:value-type="float" office:value="965689" table:style-name="ce43">
            <text:p>965.689</text:p>
          </table:table-cell>
          <table:table-cell office:value-type="percentage" office:value="0.87648635426716759" table:style-name="ce44">
            <text:p>87,6%</text:p>
          </table:table-cell>
          <table:table-cell office:value-type="float" office:value="809165" table:style-name="ce43">
            <text:p>809.165</text:p>
          </table:table-cell>
          <table:table-cell office:value-type="percentage" office:value="0.87372261670294737" table:style-name="ce44">
            <text:p>87,4%</text:p>
          </table:table-cell>
          <table:table-cell office:value-type="float" office:value="717788" table:style-name="ce43">
            <text:p>717.788</text:p>
          </table:table-cell>
          <table:table-cell office:value-type="percentage" office:value="0.92875941649435978" table:style-name="ce44">
            <text:p>92,9%</text:p>
          </table:table-cell>
          <table:table-cell office:value-type="float" office:value="7025646" table:style-name="ce43">
            <text:p>7.025.646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75403852288319" table:style-name="ce44">
            <text:p>93,6%</text:p>
          </table:table-cell>
          <table:table-cell office:value-type="percentage" office:value="0.82633106165133163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51" table:style-name="ce46">
            <text:p>101.651</text:p>
          </table:table-cell>
          <table:table-cell office:value-type="percentage" office:value="1" table:style-name="ce47">
            <text:p>100,0%</text:p>
          </table:table-cell>
          <table:table-cell office:value-type="float" office:value="119810" table:style-name="ce46">
            <text:p>119.810</text:p>
          </table:table-cell>
          <table:table-cell office:value-type="percentage" office:value="1" table:style-name="ce47">
            <text:p>100,0%</text:p>
          </table:table-cell>
          <table:table-cell office:value-type="float" office:value="155926" table:style-name="ce46">
            <text:p>155.926</text:p>
          </table:table-cell>
          <table:table-cell office:value-type="percentage" office:value="0.96662327196082076" table:style-name="ce47">
            <text:p>96,7%</text:p>
          </table:table-cell>
          <table:table-cell office:value-type="float" office:value="188333" table:style-name="ce46">
            <text:p>188.333</text:p>
          </table:table-cell>
          <table:table-cell office:value-type="percentage" office:value="0.93711996815445087" table:style-name="ce47">
            <text:p>93,7%</text:p>
          </table:table-cell>
          <table:table-cell office:value-type="float" office:value="191937" table:style-name="ce46">
            <text:p>191.937</text:p>
          </table:table-cell>
          <table:table-cell office:value-type="percentage" office:value="0.89842583447623769" table:style-name="ce47">
            <text:p>89,8%</text:p>
          </table:table-cell>
          <table:table-cell office:value-type="float" office:value="131371" table:style-name="ce46">
            <text:p>131.371</text:p>
          </table:table-cell>
          <table:table-cell office:value-type="percentage" office:value="0.8300016426793364" table:style-name="ce47">
            <text:p>83,0%</text:p>
          </table:table-cell>
          <table:table-cell office:value-type="float" office:value="110087" table:style-name="ce46">
            <text:p>110.087</text:p>
          </table:table-cell>
          <table:table-cell office:value-type="percentage" office:value="0.84165660025382649" table:style-name="ce47">
            <text:p>84,2%</text:p>
          </table:table-cell>
          <table:table-cell office:value-type="float" office:value="94269" table:style-name="ce46">
            <text:p>94.269</text:p>
          </table:table-cell>
          <table:table-cell office:value-type="percentage" office:value="0.88071414557582894" table:style-name="ce47">
            <text:p>88,1%</text:p>
          </table:table-cell>
          <table:table-cell office:value-type="float" office:value="1093384" table:style-name="ce46">
            <text:p>1.093.384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926740025289888" table:style-name="ce47">
            <text:p>91,9%</text:p>
          </table:table-cell>
          <table:table-cell office:value-type="percentage" office:value="0.82139350463101735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40" table:style-name="ce46">
            <text:p>89.240</text:p>
          </table:table-cell>
          <table:table-cell office:value-type="percentage" office:value="1" table:style-name="ce47">
            <text:p>100,0%</text:p>
          </table:table-cell>
          <table:table-cell office:value-type="float" office:value="114755" table:style-name="ce46">
            <text:p>114.7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057" table:style-name="ce46">
            <text:p>149.057</text:p>
          </table:table-cell>
          <table:table-cell office:value-type="percentage" office:value="0.98070267780775056" table:style-name="ce47">
            <text:p>98,1%</text:p>
          </table:table-cell>
          <table:table-cell office:value-type="float" office:value="154262" table:style-name="ce46">
            <text:p>154.262</text:p>
          </table:table-cell>
          <table:table-cell office:value-type="percentage" office:value="0.95174694446672381" table:style-name="ce47">
            <text:p>95,2%</text:p>
          </table:table-cell>
          <table:table-cell office:value-type="float" office:value="152236" table:style-name="ce46">
            <text:p>152.236</text:p>
          </table:table-cell>
          <table:table-cell office:value-type="percentage" office:value="0.91752651880424296" table:style-name="ce47">
            <text:p>91,8%</text:p>
          </table:table-cell>
          <table:table-cell office:value-type="float" office:value="92838" table:style-name="ce46">
            <text:p>92.838</text:p>
          </table:table-cell>
          <table:table-cell office:value-type="percentage" office:value="0.85493272923170427" table:style-name="ce47">
            <text:p>85,5%</text:p>
          </table:table-cell>
          <table:table-cell office:value-type="float" office:value="68575" table:style-name="ce46">
            <text:p>68.575</text:p>
          </table:table-cell>
          <table:table-cell office:value-type="percentage" office:value="0.86538704222508267" table:style-name="ce47">
            <text:p>86,5%</text:p>
          </table:table-cell>
          <table:table-cell office:value-type="float" office:value="62617" table:style-name="ce46">
            <text:p>62.617</text:p>
          </table:table-cell>
          <table:table-cell office:value-type="percentage" office:value="0.95955927424298149" table:style-name="ce47">
            <text:p>96,0%</text:p>
          </table:table-cell>
          <table:table-cell office:value-type="float" office:value="883580" table:style-name="ce46">
            <text:p>883.580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962958663953989" table:style-name="ce47">
            <text:p>95,0%</text:p>
          </table:table-cell>
          <table:table-cell office:value-type="percentage" office:value="0.87233645542601412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7" table:style-name="ce46">
            <text:p>51.837</text:p>
          </table:table-cell>
          <table:table-cell office:value-type="percentage" office:value="0.96651315421475581" table:style-name="ce47">
            <text:p>96,7%</text:p>
          </table:table-cell>
          <table:table-cell office:value-type="float" office:value="79897" table:style-name="ce46">
            <text:p>79.897</text:p>
          </table:table-cell>
          <table:table-cell office:value-type="percentage" office:value="0.91589288580140771" table:style-name="ce47">
            <text:p>91,6%</text:p>
          </table:table-cell>
          <table:table-cell office:value-type="float" office:value="112125" table:style-name="ce46">
            <text:p>112.125</text:p>
          </table:table-cell>
          <table:table-cell office:value-type="percentage" office:value="0.88015040072845452" table:style-name="ce47">
            <text:p>88,0%</text:p>
          </table:table-cell>
          <table:table-cell office:value-type="float" office:value="153562" table:style-name="ce46">
            <text:p>153.562</text:p>
          </table:table-cell>
          <table:table-cell office:value-type="percentage" office:value="0.86509903778984609" table:style-name="ce47">
            <text:p>86,5%</text:p>
          </table:table-cell>
          <table:table-cell office:value-type="float" office:value="173672" table:style-name="ce46">
            <text:p>173.672</text:p>
          </table:table-cell>
          <table:table-cell office:value-type="percentage" office:value="0.8017246552766788" table:style-name="ce47">
            <text:p>80,2%</text:p>
          </table:table-cell>
          <table:table-cell office:value-type="float" office:value="135250" table:style-name="ce46">
            <text:p>135.250</text:p>
          </table:table-cell>
          <table:table-cell office:value-type="percentage" office:value="0.73486663732633517" table:style-name="ce47">
            <text:p>73,5%</text:p>
          </table:table-cell>
          <table:table-cell office:value-type="float" office:value="104673" table:style-name="ce46">
            <text:p>104.673</text:p>
          </table:table-cell>
          <table:table-cell office:value-type="percentage" office:value="0.76285045877577196" table:style-name="ce47">
            <text:p>76,3%</text:p>
          </table:table-cell>
          <table:table-cell office:value-type="float" office:value="83954" table:style-name="ce46">
            <text:p>83.954</text:p>
          </table:table-cell>
          <table:table-cell office:value-type="percentage" office:value="0.84345362481916086" table:style-name="ce47">
            <text:p>84,3%</text:p>
          </table:table-cell>
          <table:table-cell office:value-type="float" office:value="894970" table:style-name="ce46">
            <text:p>894.970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62377595004371" table:style-name="ce47">
            <text:p>82,6%</text:p>
          </table:table-cell>
          <table:table-cell office:value-type="percentage" office:value="0.7337172839253141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738" table:style-name="ce46">
            <text:p>94.738</text:p>
          </table:table-cell>
          <table:table-cell office:value-type="percentage" office:value="0.94396285446683004" table:style-name="ce47">
            <text:p>94,4%</text:p>
          </table:table-cell>
          <table:table-cell office:value-type="float" office:value="156022" table:style-name="ce46">
            <text:p>156.022</text:p>
          </table:table-cell>
          <table:table-cell office:value-type="percentage" office:value="0.93177502000644985" table:style-name="ce47">
            <text:p>93,2%</text:p>
          </table:table-cell>
          <table:table-cell office:value-type="float" office:value="229100" table:style-name="ce46">
            <text:p>229.100</text:p>
          </table:table-cell>
          <table:table-cell office:value-type="percentage" office:value="0.91073522688875197" table:style-name="ce47">
            <text:p>91,1%</text:p>
          </table:table-cell>
          <table:table-cell office:value-type="float" office:value="325332" table:style-name="ce46">
            <text:p>325.332</text:p>
          </table:table-cell>
          <table:table-cell office:value-type="percentage" office:value="0.88346137239407241" table:style-name="ce47">
            <text:p>88,3%</text:p>
          </table:table-cell>
          <table:table-cell office:value-type="float" office:value="324338" table:style-name="ce46">
            <text:p>324.338</text:p>
          </table:table-cell>
          <table:table-cell office:value-type="percentage" office:value="0.82297357303256746" table:style-name="ce47">
            <text:p>82,3%</text:p>
          </table:table-cell>
          <table:table-cell office:value-type="float" office:value="238478" table:style-name="ce46">
            <text:p>238.478</text:p>
          </table:table-cell>
          <table:table-cell office:value-type="percentage" office:value="0.76224661352289513" table:style-name="ce47">
            <text:p>76,2%</text:p>
          </table:table-cell>
          <table:table-cell office:value-type="float" office:value="198838" table:style-name="ce46">
            <text:p>198.838</text:p>
          </table:table-cell>
          <table:table-cell office:value-type="percentage" office:value="0.78076420165625449" table:style-name="ce47">
            <text:p>78,1%</text:p>
          </table:table-cell>
          <table:table-cell office:value-type="float" office:value="170177" table:style-name="ce46">
            <text:p>170.177</text:p>
          </table:table-cell>
          <table:table-cell office:value-type="percentage" office:value="0.92354489458117384" table:style-name="ce47">
            <text:p>92,4%</text:p>
          </table:table-cell>
          <table:table-cell office:value-type="float" office:value="1737023" table:style-name="ce46">
            <text:p>1.737.02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419812905056425" table:style-name="ce47">
            <text:p>85,4%</text:p>
          </table:table-cell>
          <table:table-cell office:value-type="percentage" office:value="0.77394715396621505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58" table:style-name="ce46">
            <text:p>42.558</text:p>
          </table:table-cell>
          <table:table-cell office:value-type="percentage" office:value="1" table:style-name="ce47">
            <text:p>100,0%</text:p>
          </table:table-cell>
          <table:table-cell office:value-type="float" office:value="56189" table:style-name="ce46">
            <text:p>56.189</text:p>
          </table:table-cell>
          <table:table-cell office:value-type="percentage" office:value="1" table:style-name="ce47">
            <text:p>100,0%</text:p>
          </table:table-cell>
          <table:table-cell office:value-type="float" office:value="77230" table:style-name="ce46">
            <text:p>77.230</text:p>
          </table:table-cell>
          <table:table-cell office:value-type="percentage" office:value="0.97442497192676991" table:style-name="ce47">
            <text:p>97,4%</text:p>
          </table:table-cell>
          <table:table-cell office:value-type="float" office:value="85097" table:style-name="ce46">
            <text:p>85.097</text:p>
          </table:table-cell>
          <table:table-cell office:value-type="percentage" office:value="0.93544025502913053" table:style-name="ce47">
            <text:p>93,5%</text:p>
          </table:table-cell>
          <table:table-cell office:value-type="float" office:value="89371" table:style-name="ce46">
            <text:p>89.371</text:p>
          </table:table-cell>
          <table:table-cell office:value-type="percentage" office:value="0.91769864251535127" table:style-name="ce47">
            <text:p>91,8%</text:p>
          </table:table-cell>
          <table:table-cell office:value-type="float" office:value="56668" table:style-name="ce46">
            <text:p>56.668</text:p>
          </table:table-cell>
          <table:table-cell office:value-type="percentage" office:value="0.84380118526459991" table:style-name="ce47">
            <text:p>84,4%</text:p>
          </table:table-cell>
          <table:table-cell office:value-type="float" office:value="43265" table:style-name="ce46">
            <text:p>43.265</text:p>
          </table:table-cell>
          <table:table-cell office:value-type="percentage" office:value="0.85045112338568596" table:style-name="ce47">
            <text:p>85,0%</text:p>
          </table:table-cell>
          <table:table-cell office:value-type="float" office:value="42743" table:style-name="ce46">
            <text:p>42.743</text:p>
          </table:table-cell>
          <table:table-cell office:value-type="percentage" office:value="0.94390830996179587" table:style-name="ce47">
            <text:p>94,4%</text:p>
          </table:table-cell>
          <table:table-cell office:value-type="float" office:value="493121" table:style-name="ce46">
            <text:p>493.121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56034014973571" table:style-name="ce47">
            <text:p>93,6%</text:p>
          </table:table-cell>
          <table:table-cell office:value-type="percentage" office:value="0.84488439232080592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70" table:style-name="ce46">
            <text:p>229.970</text:p>
          </table:table-cell>
          <table:table-cell office:value-type="percentage" office:value="1" table:style-name="ce47">
            <text:p>100,0%</text:p>
          </table:table-cell>
          <table:table-cell office:value-type="float" office:value="252298" table:style-name="ce46">
            <text:p>252.298</text:p>
          </table:table-cell>
          <table:table-cell office:value-type="percentage" office:value="1" table:style-name="ce47">
            <text:p>100,0%</text:p>
          </table:table-cell>
          <table:table-cell office:value-type="float" office:value="324502" table:style-name="ce46">
            <text:p>324.502</text:p>
          </table:table-cell>
          <table:table-cell office:value-type="percentage" office:value="0.99162396139871589" table:style-name="ce47">
            <text:p>99,2%</text:p>
          </table:table-cell>
          <table:table-cell office:value-type="float" office:value="357688" table:style-name="ce46">
            <text:p>357.688</text:p>
          </table:table-cell>
          <table:table-cell office:value-type="percentage" office:value="0.93831370687009286" table:style-name="ce47">
            <text:p>93,8%</text:p>
          </table:table-cell>
          <table:table-cell office:value-type="float" office:value="325830" table:style-name="ce46">
            <text:p>325.830</text:p>
          </table:table-cell>
          <table:table-cell office:value-type="percentage" office:value="0.90457576582028976" table:style-name="ce47">
            <text:p>90,5%</text:p>
          </table:table-cell>
          <table:table-cell office:value-type="float" office:value="218397" table:style-name="ce46">
            <text:p>218.397</text:p>
          </table:table-cell>
          <table:table-cell office:value-type="percentage" office:value="0.84355084163119631" table:style-name="ce47">
            <text:p>84,4%</text:p>
          </table:table-cell>
          <table:table-cell office:value-type="float" office:value="180039" table:style-name="ce46">
            <text:p>180.039</text:p>
          </table:table-cell>
          <table:table-cell office:value-type="percentage" office:value="0.85012678310880685" table:style-name="ce47">
            <text:p>85,0%</text:p>
          </table:table-cell>
          <table:table-cell office:value-type="float" office:value="154597" table:style-name="ce46">
            <text:p>154.597</text:p>
          </table:table-cell>
          <table:table-cell office:value-type="percentage" office:value="0.91913696952401336" table:style-name="ce47">
            <text:p>91,9%</text:p>
          </table:table-cell>
          <table:table-cell office:value-type="float" office:value="2043321" table:style-name="ce46">
            <text:p>2.043.321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69099311327165" table:style-name="ce47">
            <text:p>94,1%</text:p>
          </table:table-cell>
          <table:table-cell office:value-type="percentage" office:value="0.85614642119557594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8" table:style-name="ce46">
            <text:p>139.408</text:p>
          </table:table-cell>
          <table:table-cell office:value-type="percentage" office:value="1" table:style-name="ce47">
            <text:p>100,0%</text:p>
          </table:table-cell>
          <table:table-cell office:value-type="float" office:value="159902" table:style-name="ce46">
            <text:p>15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26092" table:style-name="ce46">
            <text:p>226.092</text:p>
          </table:table-cell>
          <table:table-cell office:value-type="percentage" office:value="0.99150981458417387" table:style-name="ce47">
            <text:p>99,2%</text:p>
          </table:table-cell>
          <table:table-cell office:value-type="float" office:value="290560" table:style-name="ce46">
            <text:p>290.560</text:p>
          </table:table-cell>
          <table:table-cell office:value-type="percentage" office:value="0.93305545475856355" table:style-name="ce47">
            <text:p>93,3%</text:p>
          </table:table-cell>
          <table:table-cell office:value-type="float" office:value="292263" table:style-name="ce46">
            <text:p>292.263</text:p>
          </table:table-cell>
          <table:table-cell office:value-type="percentage" office:value="0.88382156821831315" table:style-name="ce47">
            <text:p>88,4%</text:p>
          </table:table-cell>
          <table:table-cell office:value-type="float" office:value="211851" table:style-name="ce46">
            <text:p>211.851</text:p>
          </table:table-cell>
          <table:table-cell office:value-type="percentage" office:value="0.82192115646496033" table:style-name="ce47">
            <text:p>82,2%</text:p>
          </table:table-cell>
          <table:table-cell office:value-type="float" office:value="180111" table:style-name="ce46">
            <text:p>180.111</text:p>
          </table:table-cell>
          <table:table-cell office:value-type="percentage" office:value="0.82245470154160882" table:style-name="ce47">
            <text:p>82,2%</text:p>
          </table:table-cell>
          <table:table-cell office:value-type="float" office:value="158942" table:style-name="ce46">
            <text:p>158.942</text:p>
          </table:table-cell>
          <table:table-cell office:value-type="percentage" office:value="0.89385657083726999" table:style-name="ce47">
            <text:p>89,4%</text:p>
          </table:table-cell>
          <table:table-cell office:value-type="float" office:value="1659129" table:style-name="ce46">
            <text:p>1.659.129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57603896740347" table:style-name="ce47">
            <text:p>91,4%</text:p>
          </table:table-cell>
          <table:table-cell office:value-type="percentage" office:value="0.8098621730539437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81" table:style-name="ce46">
            <text:p>460.981</text:p>
          </table:table-cell>
          <table:table-cell office:value-type="percentage" office:value="1" table:style-name="ce47">
            <text:p>100,0%</text:p>
          </table:table-cell>
          <table:table-cell office:value-type="float" office:value="621883" table:style-name="ce46">
            <text:p>621.883</text:p>
          </table:table-cell>
          <table:table-cell office:value-type="percentage" office:value="0.9782095083493777" table:style-name="ce47">
            <text:p>97,8%</text:p>
          </table:table-cell>
          <table:table-cell office:value-type="float" office:value="809596" table:style-name="ce46">
            <text:p>809.596</text:p>
          </table:table-cell>
          <table:table-cell office:value-type="percentage" office:value="0.94969055137691738" table:style-name="ce47">
            <text:p>95,0%</text:p>
          </table:table-cell>
          <table:table-cell office:value-type="float" office:value="1044159" table:style-name="ce46">
            <text:p>1.044.159</text:p>
          </table:table-cell>
          <table:table-cell office:value-type="percentage" office:value="0.95148355068019808" table:style-name="ce47">
            <text:p>95,1%</text:p>
          </table:table-cell>
          <table:table-cell office:value-type="float" office:value="1165142" table:style-name="ce46">
            <text:p>1.165.142</text:p>
          </table:table-cell>
          <table:table-cell office:value-type="percentage" office:value="0.91345715114501425" table:style-name="ce47">
            <text:p>91,3%</text:p>
          </table:table-cell>
          <table:table-cell office:value-type="float" office:value="830763" table:style-name="ce46">
            <text:p>830.763</text:p>
          </table:table-cell>
          <table:table-cell office:value-type="percentage" office:value="0.85944437777511096" table:style-name="ce47">
            <text:p>85,9%</text:p>
          </table:table-cell>
          <table:table-cell office:value-type="float" office:value="697166" table:style-name="ce46">
            <text:p>697.166</text:p>
          </table:table-cell>
          <table:table-cell office:value-type="percentage" office:value="0.84092255101930047" table:style-name="ce47">
            <text:p>84,1%</text:p>
          </table:table-cell>
          <table:table-cell office:value-type="float" office:value="602317" table:style-name="ce46">
            <text:p>602.317</text:p>
          </table:table-cell>
          <table:table-cell office:value-type="percentage" office:value="0.89715548816363133" table:style-name="ce47">
            <text:p>89,7%</text:p>
          </table:table-cell>
          <table:table-cell office:value-type="float" office:value="6232007" table:style-name="ce46">
            <text:p>6.232.007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84792051915443" table:style-name="ce47">
            <text:p>91,9%</text:p>
          </table:table-cell>
          <table:table-cell office:value-type="percentage" office:value="0.81238449572709959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69" table:style-name="ce46">
            <text:p>298.069</text:p>
          </table:table-cell>
          <table:table-cell office:value-type="percentage" office:value="1" table:style-name="ce47">
            <text:p>100,0%</text:p>
          </table:table-cell>
          <table:table-cell office:value-type="float" office:value="436288" table:style-name="ce46">
            <text:p>436.288</text:p>
          </table:table-cell>
          <table:table-cell office:value-type="percentage" office:value="0.99206868951466198" table:style-name="ce47">
            <text:p>99,2%</text:p>
          </table:table-cell>
          <table:table-cell office:value-type="float" office:value="574507" table:style-name="ce46">
            <text:p>574.507</text:p>
          </table:table-cell>
          <table:table-cell office:value-type="percentage" office:value="0.96209766553906961" table:style-name="ce47">
            <text:p>96,2%</text:p>
          </table:table-cell>
          <table:table-cell office:value-type="float" office:value="721364" table:style-name="ce46">
            <text:p>721.364</text:p>
          </table:table-cell>
          <table:table-cell office:value-type="percentage" office:value="0.94630432273027798" table:style-name="ce47">
            <text:p>94,6%</text:p>
          </table:table-cell>
          <table:table-cell office:value-type="float" office:value="765168" table:style-name="ce46">
            <text:p>765.168</text:p>
          </table:table-cell>
          <table:table-cell office:value-type="percentage" office:value="0.91013092302696608" table:style-name="ce47">
            <text:p>91,0%</text:p>
          </table:table-cell>
          <table:table-cell office:value-type="float" office:value="528862" table:style-name="ce46">
            <text:p>528.862</text:p>
          </table:table-cell>
          <table:table-cell office:value-type="percentage" office:value="0.86144960019285866" table:style-name="ce47">
            <text:p>86,1%</text:p>
          </table:table-cell>
          <table:table-cell office:value-type="float" office:value="445956" table:style-name="ce46">
            <text:p>445.956</text:p>
          </table:table-cell>
          <table:table-cell office:value-type="percentage" office:value="0.86969477722110955" table:style-name="ce47">
            <text:p>87,0%</text:p>
          </table:table-cell>
          <table:table-cell office:value-type="float" office:value="397248" table:style-name="ce46">
            <text:p>397.248</text:p>
          </table:table-cell>
          <table:table-cell office:value-type="percentage" office:value="0.91792157016791864" table:style-name="ce47">
            <text:p>91,8%</text:p>
          </table:table-cell>
          <table:table-cell office:value-type="float" office:value="4167462" table:style-name="ce46">
            <text:p>4.167.462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74663370158583" table:style-name="ce47">
            <text:p>92,8%</text:p>
          </table:table-cell>
          <table:table-cell office:value-type="percentage" office:value="0.82572317068700596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406" table:style-name="ce46">
            <text:p>78.406</text:p>
          </table:table-cell>
          <table:table-cell office:value-type="percentage" office:value="1" table:style-name="ce47">
            <text:p>100,0%</text:p>
          </table:table-cell>
          <table:table-cell office:value-type="float" office:value="96141" table:style-name="ce46">
            <text:p>96.141</text:p>
          </table:table-cell>
          <table:table-cell office:value-type="percentage" office:value="1" table:style-name="ce47">
            <text:p>100,0%</text:p>
          </table:table-cell>
          <table:table-cell office:value-type="float" office:value="133424" table:style-name="ce46">
            <text:p>133.424</text:p>
          </table:table-cell>
          <table:table-cell office:value-type="percentage" office:value="1" table:style-name="ce47">
            <text:p>100,0%</text:p>
          </table:table-cell>
          <table:table-cell office:value-type="float" office:value="162290" table:style-name="ce46">
            <text:p>162.290</text:p>
          </table:table-cell>
          <table:table-cell office:value-type="percentage" office:value="0.96628223372014788" table:style-name="ce47">
            <text:p>96,6%</text:p>
          </table:table-cell>
          <table:table-cell office:value-type="float" office:value="147251" table:style-name="ce46">
            <text:p>147.251</text:p>
          </table:table-cell>
          <table:table-cell office:value-type="percentage" office:value="0.93471333536461509" table:style-name="ce47">
            <text:p>93,5%</text:p>
          </table:table-cell>
          <table:table-cell office:value-type="float" office:value="114645" table:style-name="ce46">
            <text:p>114.645</text:p>
          </table:table-cell>
          <table:table-cell office:value-type="percentage" office:value="0.88295774864835719" table:style-name="ce47">
            <text:p>88,3%</text:p>
          </table:table-cell>
          <table:table-cell office:value-type="float" office:value="95441" table:style-name="ce46">
            <text:p>95.441</text:p>
          </table:table-cell>
          <table:table-cell office:value-type="percentage" office:value="0.84831920075373757" table:style-name="ce47">
            <text:p>84,8%</text:p>
          </table:table-cell>
          <table:table-cell office:value-type="float" office:value="80811" table:style-name="ce46">
            <text:p>80.811</text:p>
          </table:table-cell>
          <table:table-cell office:value-type="percentage" office:value="0.94285314261046094" table:style-name="ce47">
            <text:p>94,3%</text:p>
          </table:table-cell>
          <table:table-cell office:value-type="float" office:value="908409" table:style-name="ce46">
            <text:p>908.409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33073303224581" table:style-name="ce47">
            <text:p>95,6%</text:p>
          </table:table-cell>
          <table:table-cell office:value-type="percentage" office:value="0.85861045237282829" table:style-name="ce47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27" table:style-name="ce46">
            <text:p>243.027</text:p>
          </table:table-cell>
          <table:table-cell office:value-type="percentage" office:value="1" table:style-name="ce47">
            <text:p>100,0%</text:p>
          </table:table-cell>
          <table:table-cell office:value-type="float" office:value="292299" table:style-name="ce46">
            <text:p>292.299</text:p>
          </table:table-cell>
          <table:table-cell office:value-type="percentage" office:value="1" table:style-name="ce47">
            <text:p>100,0%</text:p>
          </table:table-cell>
          <table:table-cell office:value-type="float" office:value="348142" table:style-name="ce46">
            <text:p>348.142</text:p>
          </table:table-cell>
          <table:table-cell office:value-type="percentage" office:value="0.98465915840324014" table:style-name="ce47">
            <text:p>98,5%</text:p>
          </table:table-cell>
          <table:table-cell office:value-type="float" office:value="393667" table:style-name="ce46">
            <text:p>393.667</text:p>
          </table:table-cell>
          <table:table-cell office:value-type="percentage" office:value="0.96204056695992179" table:style-name="ce47">
            <text:p>96,2%</text:p>
          </table:table-cell>
          <table:table-cell office:value-type="float" office:value="412280" table:style-name="ce46">
            <text:p>412.280</text:p>
          </table:table-cell>
          <table:table-cell office:value-type="percentage" office:value="0.93099718406546883" table:style-name="ce47">
            <text:p>93,1%</text:p>
          </table:table-cell>
          <table:table-cell office:value-type="float" office:value="268615" table:style-name="ce46">
            <text:p>268.615</text:p>
          </table:table-cell>
          <table:table-cell office:value-type="percentage" office:value="0.87043661980959042" table:style-name="ce47">
            <text:p>87,0%</text:p>
          </table:table-cell>
          <table:table-cell office:value-type="float" office:value="204274" table:style-name="ce46">
            <text:p>204.274</text:p>
          </table:table-cell>
          <table:table-cell office:value-type="percentage" office:value="0.88675215530339202" table:style-name="ce47">
            <text:p>88,7%</text:p>
          </table:table-cell>
          <table:table-cell office:value-type="float" office:value="176489" table:style-name="ce46">
            <text:p>176.489</text:p>
          </table:table-cell>
          <table:table-cell office:value-type="percentage" office:value="0.96261126625359983" table:style-name="ce47">
            <text:p>96,3%</text:p>
          </table:table-cell>
          <table:table-cell office:value-type="float" office:value="2338793" table:style-name="ce46">
            <text:p>2.338.793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2280403252763" table:style-name="ce47">
            <text:p>95,2%</text:p>
          </table:table-cell>
          <table:table-cell office:value-type="percentage" office:value="0.8672230388048987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61" table:style-name="ce46">
            <text:p>23.461</text:p>
          </table:table-cell>
          <table:table-cell office:value-type="percentage" office:value="1" table:style-name="ce47">
            <text:p>100,0%</text:p>
          </table:table-cell>
          <table:table-cell office:value-type="float" office:value="28771" table:style-name="ce46">
            <text:p>28.771</text:p>
          </table:table-cell>
          <table:table-cell office:value-type="percentage" office:value="1" table:style-name="ce47">
            <text:p>100,0%</text:p>
          </table:table-cell>
          <table:table-cell office:value-type="float" office:value="38478" table:style-name="ce46">
            <text:p>38.478</text:p>
          </table:table-cell>
          <table:table-cell office:value-type="percentage" office:value="0.9964779613611644" table:style-name="ce47">
            <text:p>99,6%</text:p>
          </table:table-cell>
          <table:table-cell office:value-type="float" office:value="45887" table:style-name="ce46">
            <text:p>45.887</text:p>
          </table:table-cell>
          <table:table-cell office:value-type="percentage" office:value="0.96604210526315792" table:style-name="ce47">
            <text:p>96,6%</text:p>
          </table:table-cell>
          <table:table-cell office:value-type="float" office:value="48384" table:style-name="ce46">
            <text:p>48.384</text:p>
          </table:table-cell>
          <table:table-cell office:value-type="percentage" office:value="0.93542649447065196" table:style-name="ce47">
            <text:p>93,5%</text:p>
          </table:table-cell>
          <table:table-cell office:value-type="float" office:value="32419" table:style-name="ce46">
            <text:p>32.419</text:p>
          </table:table-cell>
          <table:table-cell office:value-type="percentage" office:value="0.87533750945026456" table:style-name="ce47">
            <text:p>87,5%</text:p>
          </table:table-cell>
          <table:table-cell office:value-type="float" office:value="25672" table:style-name="ce46">
            <text:p>25.672</text:p>
          </table:table-cell>
          <table:table-cell office:value-type="percentage" office:value="0.85102433202943717" table:style-name="ce47">
            <text:p>85,1%</text:p>
          </table:table-cell>
          <table:table-cell office:value-type="float" office:value="25013" table:style-name="ce46">
            <text:p>25.013</text:p>
          </table:table-cell>
          <table:table-cell office:value-type="percentage" office:value="0.9625938041177603" table:style-name="ce47">
            <text:p>96,3%</text:p>
          </table:table-cell>
          <table:table-cell office:value-type="float" office:value="268085" table:style-name="ce46">
            <text:p>268.085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241563313781841" table:style-name="ce47">
            <text:p>95,2%</text:p>
          </table:table-cell>
          <table:table-cell office:value-type="percentage" office:value="0.84789800617377664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45" table:style-name="ce46">
            <text:p>375.645</text:p>
          </table:table-cell>
          <table:table-cell office:value-type="percentage" office:value="1" table:style-name="ce47">
            <text:p>100,0%</text:p>
          </table:table-cell>
          <table:table-cell office:value-type="float" office:value="513533" table:style-name="ce46">
            <text:p>513.533</text:p>
          </table:table-cell>
          <table:table-cell office:value-type="percentage" office:value="0.97435347689972485" table:style-name="ce47">
            <text:p>97,4%</text:p>
          </table:table-cell>
          <table:table-cell office:value-type="float" office:value="695219" table:style-name="ce46">
            <text:p>695.219</text:p>
          </table:table-cell>
          <table:table-cell office:value-type="percentage" office:value="0.9649681175030328" table:style-name="ce47">
            <text:p>96,5%</text:p>
          </table:table-cell>
          <table:table-cell office:value-type="float" office:value="952614" table:style-name="ce46">
            <text:p>952.614</text:p>
          </table:table-cell>
          <table:table-cell office:value-type="percentage" office:value="0.9624706620500546" table:style-name="ce47">
            <text:p>96,2%</text:p>
          </table:table-cell>
          <table:table-cell office:value-type="float" office:value="1055928" table:style-name="ce46">
            <text:p>1.055.928</text:p>
          </table:table-cell>
          <table:table-cell office:value-type="percentage" office:value="0.91340645119992248" table:style-name="ce47">
            <text:p>91,3%</text:p>
          </table:table-cell>
          <table:table-cell office:value-type="float" office:value="783907" table:style-name="ce46">
            <text:p>783.907</text:p>
          </table:table-cell>
          <table:table-cell office:value-type="percentage" office:value="0.87019173130974947" table:style-name="ce47">
            <text:p>87,0%</text:p>
          </table:table-cell>
          <table:table-cell office:value-type="float" office:value="639119" table:style-name="ce46">
            <text:p>639.119</text:p>
          </table:table-cell>
          <table:table-cell office:value-type="percentage" office:value="0.8688911940203139" table:style-name="ce47">
            <text:p>86,9%</text:p>
          </table:table-cell>
          <table:table-cell office:value-type="float" office:value="498685" table:style-name="ce46">
            <text:p>498.685</text:p>
          </table:table-cell>
          <table:table-cell office:value-type="percentage" office:value="0.8737516207029471" table:style-name="ce47">
            <text:p>87,4%</text:p>
          </table:table-cell>
          <table:table-cell office:value-type="float" office:value="5514650" table:style-name="ce46">
            <text:p>5.514.650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358649639217349" table:style-name="ce47">
            <text:p>92,4%</text:p>
          </table:table-cell>
          <table:table-cell office:value-type="percentage" office:value="0.81628040263902513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93" table:style-name="ce46">
            <text:p>74.293</text:p>
          </table:table-cell>
          <table:table-cell office:value-type="percentage" office:value="1" table:style-name="ce47">
            <text:p>100,0%</text:p>
          </table:table-cell>
          <table:table-cell office:value-type="float" office:value="103993" table:style-name="ce46">
            <text:p>103.993</text:p>
          </table:table-cell>
          <table:table-cell office:value-type="percentage" office:value="1" table:style-name="ce47">
            <text:p>100,0%</text:p>
          </table:table-cell>
          <table:table-cell office:value-type="float" office:value="149956" table:style-name="ce46">
            <text:p>149.956</text:p>
          </table:table-cell>
          <table:table-cell office:value-type="percentage" office:value="0.97665118763066538" table:style-name="ce47">
            <text:p>97,7%</text:p>
          </table:table-cell>
          <table:table-cell office:value-type="float" office:value="209931" table:style-name="ce46">
            <text:p>209.931</text:p>
          </table:table-cell>
          <table:table-cell office:value-type="percentage" office:value="0.96253146449154758" table:style-name="ce47">
            <text:p>96,3%</text:p>
          </table:table-cell>
          <table:table-cell office:value-type="float" office:value="236723" table:style-name="ce46">
            <text:p>236.723</text:p>
          </table:table-cell>
          <table:table-cell office:value-type="percentage" office:value="0.93763566075700688" table:style-name="ce47">
            <text:p>93,8%</text:p>
          </table:table-cell>
          <table:table-cell office:value-type="float" office:value="174793" table:style-name="ce46">
            <text:p>174.793</text:p>
          </table:table-cell>
          <table:table-cell office:value-type="percentage" office:value="0.87803028019731355" table:style-name="ce47">
            <text:p>87,8%</text:p>
          </table:table-cell>
          <table:table-cell office:value-type="float" office:value="150341" table:style-name="ce46">
            <text:p>150.341</text:p>
          </table:table-cell>
          <table:table-cell office:value-type="percentage" office:value="0.86433174848653838" table:style-name="ce47">
            <text:p>86,4%</text:p>
          </table:table-cell>
          <table:table-cell office:value-type="float" office:value="131631" table:style-name="ce46">
            <text:p>131.631</text:p>
          </table:table-cell>
          <table:table-cell office:value-type="percentage" office:value="0.9102104884660065" table:style-name="ce47">
            <text:p>91,0%</text:p>
          </table:table-cell>
          <table:table-cell office:value-type="float" office:value="1231661" table:style-name="ce46">
            <text:p>1.231.661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76617582994714" table:style-name="ce47">
            <text:p>93,5%</text:p>
          </table:table-cell>
          <table:table-cell office:value-type="percentage" office:value="0.81401132527381304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4" table:style-name="ce46">
            <text:p>42.574</text:p>
          </table:table-cell>
          <table:table-cell office:value-type="percentage" office:value="1" table:style-name="ce47">
            <text:p>100,0%</text:p>
          </table:table-cell>
          <table:table-cell office:value-type="float" office:value="56002" table:style-name="ce46">
            <text:p>56.002</text:p>
          </table:table-cell>
          <table:table-cell office:value-type="percentage" office:value="0.98873587570621468" table:style-name="ce47">
            <text:p>98,9%</text:p>
          </table:table-cell>
          <table:table-cell office:value-type="float" office:value="72616" table:style-name="ce46">
            <text:p>72.616</text:p>
          </table:table-cell>
          <table:table-cell office:value-type="percentage" office:value="0.95964054446940661" table:style-name="ce47">
            <text:p>96,0%</text:p>
          </table:table-cell>
          <table:table-cell office:value-type="float" office:value="92522" table:style-name="ce46">
            <text:p>92.522</text:p>
          </table:table-cell>
          <table:table-cell office:value-type="percentage" office:value="0.94702040983438762" table:style-name="ce47">
            <text:p>94,7%</text:p>
          </table:table-cell>
          <table:table-cell office:value-type="float" office:value="96554" table:style-name="ce46">
            <text:p>96.554</text:p>
          </table:table-cell>
          <table:table-cell office:value-type="percentage" office:value="0.91327336530367087" table:style-name="ce47">
            <text:p>91,3%</text:p>
          </table:table-cell>
          <table:table-cell office:value-type="float" office:value="65946" table:style-name="ce46">
            <text:p>65.946</text:p>
          </table:table-cell>
          <table:table-cell office:value-type="percentage" office:value="0.85946643381250898" table:style-name="ce47">
            <text:p>85,9%</text:p>
          </table:table-cell>
          <table:table-cell office:value-type="float" office:value="59892" table:style-name="ce46">
            <text:p>59.892</text:p>
          </table:table-cell>
          <table:table-cell office:value-type="percentage" office:value="0.87049795064096969" table:style-name="ce47">
            <text:p>87,0%</text:p>
          </table:table-cell>
          <table:table-cell office:value-type="float" office:value="52700" table:style-name="ce46">
            <text:p>52.700</text:p>
          </table:table-cell>
          <table:table-cell office:value-type="percentage" office:value="0.91618713165626464" table:style-name="ce47">
            <text:p>91,6%</text:p>
          </table:table-cell>
          <table:table-cell office:value-type="float" office:value="538806" table:style-name="ce46">
            <text:p>538.806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69725289309757" table:style-name="ce47">
            <text:p>92,9%</text:p>
          </table:table-cell>
          <table:table-cell office:value-type="percentage" office:value="0.81928491273526804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52" table:style-name="ce46">
            <text:p>164.752</text:p>
          </table:table-cell>
          <table:table-cell office:value-type="percentage" office:value="1" table:style-name="ce47">
            <text:p>100,0%</text:p>
          </table:table-cell>
          <table:table-cell office:value-type="float" office:value="214399" table:style-name="ce46">
            <text:p>214.399</text:p>
          </table:table-cell>
          <table:table-cell office:value-type="percentage" office:value="0.99090892284370002" table:style-name="ce47">
            <text:p>99,1%</text:p>
          </table:table-cell>
          <table:table-cell office:value-type="float" office:value="280213" table:style-name="ce46">
            <text:p>280.213</text:p>
          </table:table-cell>
          <table:table-cell office:value-type="percentage" office:value="0.98609952738393103" table:style-name="ce47">
            <text:p>98,6%</text:p>
          </table:table-cell>
          <table:table-cell office:value-type="float" office:value="327048" table:style-name="ce46">
            <text:p>327.048</text:p>
          </table:table-cell>
          <table:table-cell office:value-type="percentage" office:value="0.969125870085075" table:style-name="ce47">
            <text:p>96,9%</text:p>
          </table:table-cell>
          <table:table-cell office:value-type="float" office:value="326328" table:style-name="ce46">
            <text:p>326.328</text:p>
          </table:table-cell>
          <table:table-cell office:value-type="percentage" office:value="0.937551714627195" table:style-name="ce47">
            <text:p>93,8%</text:p>
          </table:table-cell>
          <table:table-cell office:value-type="float" office:value="211865" table:style-name="ce46">
            <text:p>211.865</text:p>
          </table:table-cell>
          <table:table-cell office:value-type="percentage" office:value="0.89155637847960112" table:style-name="ce47">
            <text:p>89,2%</text:p>
          </table:table-cell>
          <table:table-cell office:value-type="float" office:value="175165" table:style-name="ce46">
            <text:p>175.165</text:p>
          </table:table-cell>
          <table:table-cell office:value-type="percentage" office:value="0.87927615892377586" table:style-name="ce47">
            <text:p>87,9%</text:p>
          </table:table-cell>
          <table:table-cell office:value-type="float" office:value="159448" table:style-name="ce46">
            <text:p>159.448</text:p>
          </table:table-cell>
          <table:table-cell office:value-type="percentage" office:value="0.92264071242991141" table:style-name="ce47">
            <text:p>92,3%</text:p>
          </table:table-cell>
          <table:table-cell office:value-type="float" office:value="1859218" table:style-name="ce46">
            <text:p>1.859.218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88359409242695" table:style-name="ce47">
            <text:p>95,1%</text:p>
          </table:table-cell>
          <table:table-cell office:value-type="percentage" office:value="0.85054723254592601" table:style-name="ce47">
            <text:p>8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9" table:style-name="ce46">
            <text:p>4.099</text:p>
          </table:table-cell>
          <table:table-cell office:value-type="percentage" office:value="0.93074477747502271" table:style-name="ce47">
            <text:p>93,1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7" table:style-name="ce46">
            <text:p>10.977</text:p>
          </table:table-cell>
          <table:table-cell office:value-type="percentage" office:value="0.94981396556199704" table:style-name="ce47">
            <text:p>95,0%</text:p>
          </table:table-cell>
          <table:table-cell office:value-type="float" office:value="11569" table:style-name="ce46">
            <text:p>11.569</text:p>
          </table:table-cell>
          <table:table-cell office:value-type="percentage" office:value="0.93623047665290926" table:style-name="ce47">
            <text:p>93,6%</text:p>
          </table:table-cell>
          <table:table-cell office:value-type="float" office:value="9717" table:style-name="ce46">
            <text:p>9.717</text:p>
          </table:table-cell>
          <table:table-cell office:value-type="percentage" office:value="0.85244319677164659" table:style-name="ce47">
            <text:p>85,2%</text:p>
          </table:table-cell>
          <table:table-cell office:value-type="float" office:value="9803" table:style-name="ce46">
            <text:p>9.803</text:p>
          </table:table-cell>
          <table:table-cell office:value-type="percentage" office:value="0.90225494707777265" table:style-name="ce47">
            <text:p>90,2%</text:p>
          </table:table-cell>
          <table:table-cell office:value-type="float" office:value="9576" table:style-name="ce46">
            <text:p>9.576</text:p>
          </table:table-cell>
          <table:table-cell office:value-type="percentage" office:value="1.0317853679560391" table:style-name="ce47">
            <text:p>103,2%</text:p>
          </table:table-cell>
          <table:table-cell office:value-type="float" office:value="66297" table:style-name="ce46">
            <text:p>66.29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337932393810974" table:style-name="ce47">
            <text:p>93,3%</text:p>
          </table:table-cell>
          <table:table-cell office:value-type="percentage" office:value="0.79381443298969068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10" table:style-name="ce46">
            <text:p>7.510</text:p>
          </table:table-cell>
          <table:table-cell office:value-type="percentage" office:value="0.93816364772017491" table:style-name="ce47">
            <text:p>93,8%</text:p>
          </table:table-cell>
          <table:table-cell office:value-type="float" office:value="10160" table:style-name="ce46">
            <text:p>10.160</text:p>
          </table:table-cell>
          <table:table-cell office:value-type="percentage" office:value="0.94065364318118694" table:style-name="ce47">
            <text:p>94,1%</text:p>
          </table:table-cell>
          <table:table-cell office:value-type="float" office:value="10659" table:style-name="ce46">
            <text:p>10.659</text:p>
          </table:table-cell>
          <table:table-cell office:value-type="percentage" office:value="0.97583081570996977" table:style-name="ce47">
            <text:p>97,6%</text:p>
          </table:table-cell>
          <table:table-cell office:value-type="float" office:value="9265" table:style-name="ce46">
            <text:p>9.265</text:p>
          </table:table-cell>
          <table:table-cell office:value-type="percentage" office:value="0.84596420745069389" table:style-name="ce47">
            <text:p>84,6%</text:p>
          </table:table-cell>
          <table:table-cell office:value-type="float" office:value="9627" table:style-name="ce46">
            <text:p>9.627</text:p>
          </table:table-cell>
          <table:table-cell office:value-type="percentage" office:value="0.82345393892738006" table:style-name="ce47">
            <text:p>82,3%</text:p>
          </table:table-cell>
          <table:table-cell office:value-type="float" office:value="8735" table:style-name="ce46">
            <text:p>8.735</text:p>
          </table:table-cell>
          <table:table-cell office:value-type="percentage" office:value="0.91179540709812112" table:style-name="ce47">
            <text:p>91,2%</text:p>
          </table:table-cell>
          <table:table-cell office:value-type="float" office:value="61488" table:style-name="ce46">
            <text:p>61.488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90071192101485364" table:style-name="ce47">
            <text:p>90,1%</text:p>
          </table:table-cell>
          <table:table-cell office:value-type="percentage" office:value="0.73180833591202299" table:style-name="ce47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2" table:style-name="ce46">
            <text:p>3.692</text:p>
          </table:table-cell>
          <table:table-cell office:value-type="string" table:style-name="ce47">
            <text:p>-</text:p>
          </table:table-cell>
          <table:table-cell office:value-type="float" office:value="9648" table:style-name="ce46">
            <text:p>9.648</text:p>
          </table:table-cell>
          <table:table-cell office:value-type="string" table:style-name="ce47">
            <text:p>-</text:p>
          </table:table-cell>
          <table:table-cell office:value-type="float" office:value="22630" table:style-name="ce46">
            <text:p>22.630</text:p>
          </table:table-cell>
          <table:table-cell office:value-type="string" table:style-name="ce47">
            <text:p>-</text:p>
          </table:table-cell>
          <table:table-cell office:value-type="float" office:value="32622" table:style-name="ce46">
            <text:p>32.622</text:p>
          </table:table-cell>
          <table:table-cell office:value-type="string" table:style-name="ce47">
            <text:p>-</text:p>
          </table:table-cell>
          <table:table-cell office:value-type="float" office:value="25046" table:style-name="ce46">
            <text:p>25.046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4917" table:style-name="ce46">
            <text:p>94.91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4" table:style-name="ce49">
            <text:p>314</text:p>
          </table:table-cell>
          <table:table-cell office:value-type="string" table:style-name="ce50">
            <text:p>-</text:p>
          </table:table-cell>
          <table:table-cell office:value-type="float" office:value="911" table:style-name="ce49">
            <text:p>911</text:p>
          </table:table-cell>
          <table:table-cell office:value-type="string" table:style-name="ce50">
            <text:p>-</text:p>
          </table:table-cell>
          <table:table-cell office:value-type="float" office:value="1917" table:style-name="ce49">
            <text:p>1.917</text:p>
          </table:table-cell>
          <table:table-cell office:value-type="string" table:style-name="ce50">
            <text:p>-</text:p>
          </table:table-cell>
          <table:table-cell office:value-type="float" office:value="2372" table:style-name="ce49">
            <text:p>2.372</text:p>
          </table:table-cell>
          <table:table-cell office:value-type="string" table:style-name="ce50">
            <text:p>-</text:p>
          </table:table-cell>
          <table:table-cell office:value-type="float" office:value="2091" table:style-name="ce49">
            <text:p>2.091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56" table:style-name="ce49">
            <text:p>7.95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674" table:style-name="ce53">
            <text:p>2.950.674</text:p>
          </table:table-cell>
          <table:table-cell office:value-type="percentage" office:value="1" table:style-name="ce54">
            <text:p>100,0%</text:p>
          </table:table-cell>
          <table:table-cell office:value-type="float" office:value="3966134" table:style-name="ce53">
            <text:p>3.966.134</text:p>
          </table:table-cell>
          <table:table-cell office:value-type="percentage" office:value="0.99232016180827354" table:style-name="ce54">
            <text:p>99,2%</text:p>
          </table:table-cell>
          <table:table-cell office:value-type="float" office:value="5332807" table:style-name="ce53">
            <text:p>5.332.807</text:p>
          </table:table-cell>
          <table:table-cell office:value-type="percentage" office:value="0.96825276070055155" table:style-name="ce54">
            <text:p>96,8%</text:p>
          </table:table-cell>
          <table:table-cell office:value-type="float" office:value="6764741" table:style-name="ce53">
            <text:p>6.764.741</text:p>
          </table:table-cell>
          <table:table-cell office:value-type="percentage" office:value="0.9488095875935556" table:style-name="ce54">
            <text:p>94,9%</text:p>
          </table:table-cell>
          <table:table-cell office:value-type="float" office:value="7125653" table:style-name="ce53">
            <text:p>7.125.653</text:p>
          </table:table-cell>
          <table:table-cell office:value-type="percentage" office:value="0.91158091640475247" table:style-name="ce54">
            <text:p>91,2%</text:p>
          </table:table-cell>
          <table:table-cell office:value-type="float" office:value="5116333" table:style-name="ce53">
            <text:p>5.116.333</text:p>
          </table:table-cell>
          <table:table-cell office:value-type="percentage" office:value="0.86104270938165806" table:style-name="ce54">
            <text:p>86,1%</text:p>
          </table:table-cell>
          <table:table-cell office:value-type="float" office:value="4234346" table:style-name="ce53">
            <text:p>4.234.346</text:p>
          </table:table-cell>
          <table:table-cell office:value-type="percentage" office:value="0.85983464663663378" table:style-name="ce54">
            <text:p>86,0%</text:p>
          </table:table-cell>
          <table:table-cell office:value-type="float" office:value="3629235" table:style-name="ce53">
            <text:p>3.629.235</text:p>
          </table:table-cell>
          <table:table-cell office:value-type="percentage" office:value="0.91096124912838028" table:style-name="ce54">
            <text:p>91,1%</text:p>
          </table:table-cell>
          <table:table-cell office:value-type="float" office:value="39119923" table:style-name="ce53">
            <text:p>39.119.923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734129187477465" table:style-name="ce54">
            <text:p>92,7%</text:p>
          </table:table-cell>
          <table:table-cell office:value-type="percentage" office:value="0.82533751929931742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409" table:style-name="ce43">
            <text:p>430.409</text:p>
          </table:table-cell>
          <table:table-cell office:value-type="percentage" office:value="1" table:style-name="ce44">
            <text:p>100,0%</text:p>
          </table:table-cell>
          <table:table-cell office:value-type="float" office:value="652384" table:style-name="ce43">
            <text:p>652.384</text:p>
          </table:table-cell>
          <table:table-cell office:value-type="percentage" office:value="0.99703663175526458" table:style-name="ce44">
            <text:p>99,7%</text:p>
          </table:table-cell>
          <table:table-cell office:value-type="float" office:value="929899" table:style-name="ce43">
            <text:p>929.899</text:p>
          </table:table-cell>
          <table:table-cell office:value-type="percentage" office:value="0.97043504214545795" table:style-name="ce44">
            <text:p>97,0%</text:p>
          </table:table-cell>
          <table:table-cell office:value-type="float" office:value="1218329" table:style-name="ce43">
            <text:p>1.218.329</text:p>
          </table:table-cell>
          <table:table-cell office:value-type="percentage" office:value="0.94620807383711136" table:style-name="ce44">
            <text:p>94,6%</text:p>
          </table:table-cell>
          <table:table-cell office:value-type="float" office:value="1259862" table:style-name="ce43">
            <text:p>1.259.862</text:p>
          </table:table-cell>
          <table:table-cell office:value-type="percentage" office:value="0.91008396805399849" table:style-name="ce44">
            <text:p>91,0%</text:p>
          </table:table-cell>
          <table:table-cell office:value-type="float" office:value="941706" table:style-name="ce43">
            <text:p>941.706</text:p>
          </table:table-cell>
          <table:table-cell office:value-type="percentage" office:value="0.85471871247525577" table:style-name="ce44">
            <text:p>85,5%</text:p>
          </table:table-cell>
          <table:table-cell office:value-type="float" office:value="781211" table:style-name="ce43">
            <text:p>781.211</text:p>
          </table:table-cell>
          <table:table-cell office:value-type="percentage" office:value="0.84353836253066583" table:style-name="ce44">
            <text:p>84,4%</text:p>
          </table:table-cell>
          <table:table-cell office:value-type="float" office:value="689991" table:style-name="ce43">
            <text:p>689.991</text:p>
          </table:table-cell>
          <table:table-cell office:value-type="percentage" office:value="0.89279235449235683" table:style-name="ce44">
            <text:p>89,3%</text:p>
          </table:table-cell>
          <table:table-cell office:value-type="float" office:value="6903791" table:style-name="ce43">
            <text:p>6.903.791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952402802075917" table:style-name="ce44">
            <text:p>92,0%</text:p>
          </table:table-cell>
          <table:table-cell office:value-type="percentage" office:value="0.8119989174588228" table:style-name="ce44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78" table:style-name="ce46">
            <text:p>100.478</text:p>
          </table:table-cell>
          <table:table-cell office:value-type="percentage" office:value="1" table:style-name="ce47">
            <text:p>100,0%</text:p>
          </table:table-cell>
          <table:table-cell office:value-type="float" office:value="119152" table:style-name="ce46">
            <text:p>119.152</text:p>
          </table:table-cell>
          <table:table-cell office:value-type="percentage" office:value="0.99604597701149422" table:style-name="ce47">
            <text:p>99,6%</text:p>
          </table:table-cell>
          <table:table-cell office:value-type="float" office:value="154286" table:style-name="ce46">
            <text:p>154.286</text:p>
          </table:table-cell>
          <table:table-cell office:value-type="percentage" office:value="0.95645651230549877" table:style-name="ce47">
            <text:p>95,6%</text:p>
          </table:table-cell>
          <table:table-cell office:value-type="float" office:value="186560" table:style-name="ce46">
            <text:p>186.560</text:p>
          </table:table-cell>
          <table:table-cell office:value-type="percentage" office:value="0.92829775588396279" table:style-name="ce47">
            <text:p>92,8%</text:p>
          </table:table-cell>
          <table:table-cell office:value-type="float" office:value="189337" table:style-name="ce46">
            <text:p>189.337</text:p>
          </table:table-cell>
          <table:table-cell office:value-type="percentage" office:value="0.88625565796186989" table:style-name="ce47">
            <text:p>88,6%</text:p>
          </table:table-cell>
          <table:table-cell office:value-type="float" office:value="127982" table:style-name="ce46">
            <text:p>127.982</text:p>
          </table:table-cell>
          <table:table-cell office:value-type="percentage" office:value="0.80858994932966044" table:style-name="ce47">
            <text:p>80,9%</text:p>
          </table:table-cell>
          <table:table-cell office:value-type="float" office:value="106246" table:style-name="ce46">
            <text:p>106.246</text:p>
          </table:table-cell>
          <table:table-cell office:value-type="percentage" office:value="0.81229070780898793" table:style-name="ce47">
            <text:p>81,2%</text:p>
          </table:table-cell>
          <table:table-cell office:value-type="float" office:value="90029" table:style-name="ce46">
            <text:p>90.029</text:p>
          </table:table-cell>
          <table:table-cell office:value-type="percentage" office:value="0.84110167512168688" table:style-name="ce47">
            <text:p>84,1%</text:p>
          </table:table-cell>
          <table:table-cell office:value-type="float" office:value="1074070" table:style-name="ce46">
            <text:p>1.074.070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302906992386123" table:style-name="ce47">
            <text:p>90,3%</text:p>
          </table:table-cell>
          <table:table-cell office:value-type="percentage" office:value="0.80688406042070926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67" table:style-name="ce46">
            <text:p>88.367</text:p>
          </table:table-cell>
          <table:table-cell office:value-type="percentage" office:value="1" table:style-name="ce47">
            <text:p>100,0%</text:p>
          </table:table-cell>
          <table:table-cell office:value-type="float" office:value="114215" table:style-name="ce46">
            <text:p>114.215</text:p>
          </table:table-cell>
          <table:table-cell office:value-type="percentage" office:value="1" table:style-name="ce47">
            <text:p>100,0%</text:p>
          </table:table-cell>
          <table:table-cell office:value-type="float" office:value="148017" table:style-name="ce46">
            <text:p>148.017</text:p>
          </table:table-cell>
          <table:table-cell office:value-type="percentage" office:value="0.97386012237647213" table:style-name="ce47">
            <text:p>97,4%</text:p>
          </table:table-cell>
          <table:table-cell office:value-type="float" office:value="153132" table:style-name="ce46">
            <text:p>153.132</text:p>
          </table:table-cell>
          <table:table-cell office:value-type="percentage" office:value="0.94477520776392343" table:style-name="ce47">
            <text:p>94,5%</text:p>
          </table:table-cell>
          <table:table-cell office:value-type="float" office:value="150963" table:style-name="ce46">
            <text:p>150.963</text:p>
          </table:table-cell>
          <table:table-cell office:value-type="percentage" office:value="0.90985414657666341" table:style-name="ce47">
            <text:p>91,0%</text:p>
          </table:table-cell>
          <table:table-cell office:value-type="float" office:value="90918" table:style-name="ce46">
            <text:p>90.918</text:p>
          </table:table-cell>
          <table:table-cell office:value-type="percentage" office:value="0.83725170594248144" table:style-name="ce47">
            <text:p>83,7%</text:p>
          </table:table-cell>
          <table:table-cell office:value-type="float" office:value="66458" table:style-name="ce46">
            <text:p>66.458</text:p>
          </table:table-cell>
          <table:table-cell office:value-type="percentage" office:value="0.83867141162514824" table:style-name="ce47">
            <text:p>83,9%</text:p>
          </table:table-cell>
          <table:table-cell office:value-type="float" office:value="60672" table:style-name="ce46">
            <text:p>60.672</text:p>
          </table:table-cell>
          <table:table-cell office:value-type="percentage" office:value="0.92975358587716073" table:style-name="ce47">
            <text:p>93,0%</text:p>
          </table:table-cell>
          <table:table-cell office:value-type="float" office:value="872742" table:style-name="ce46">
            <text:p>872.742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98142183273203" table:style-name="ce47">
            <text:p>93,8%</text:p>
          </table:table-cell>
          <table:table-cell office:value-type="percentage" office:value="0.86163636884199557" table:style-name="ce47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36" table:style-name="ce46">
            <text:p>51.336</text:p>
          </table:table-cell>
          <table:table-cell office:value-type="percentage" office:value="0.95717189044058693" table:style-name="ce47">
            <text:p>95,7%</text:p>
          </table:table-cell>
          <table:table-cell office:value-type="float" office:value="79542" table:style-name="ce46">
            <text:p>79.542</text:p>
          </table:table-cell>
          <table:table-cell office:value-type="percentage" office:value="0.9118233716211569" table:style-name="ce47">
            <text:p>91,2%</text:p>
          </table:table-cell>
          <table:table-cell office:value-type="float" office:value="111571" table:style-name="ce46">
            <text:p>111.571</text:p>
          </table:table-cell>
          <table:table-cell office:value-type="percentage" office:value="0.87580165315205705" table:style-name="ce47">
            <text:p>87,6%</text:p>
          </table:table-cell>
          <table:table-cell office:value-type="float" office:value="152170" table:style-name="ce46">
            <text:p>152.170</text:p>
          </table:table-cell>
          <table:table-cell office:value-type="percentage" office:value="0.85725713770646961" table:style-name="ce47">
            <text:p>85,7%</text:p>
          </table:table-cell>
          <table:table-cell office:value-type="float" office:value="171552" table:style-name="ce46">
            <text:p>171.552</text:p>
          </table:table-cell>
          <table:table-cell office:value-type="percentage" office:value="0.79193806751822293" table:style-name="ce47">
            <text:p>79,2%</text:p>
          </table:table-cell>
          <table:table-cell office:value-type="float" office:value="132064" table:style-name="ce46">
            <text:p>132.064</text:p>
          </table:table-cell>
          <table:table-cell office:value-type="percentage" office:value="0.71755584171434472" table:style-name="ce47">
            <text:p>71,8%</text:p>
          </table:table-cell>
          <table:table-cell office:value-type="float" office:value="101626" table:style-name="ce46">
            <text:p>101.626</text:p>
          </table:table-cell>
          <table:table-cell office:value-type="percentage" office:value="0.74064410806556225" table:style-name="ce47">
            <text:p>74,1%</text:p>
          </table:table-cell>
          <table:table-cell office:value-type="float" office:value="79433" table:style-name="ce46">
            <text:p>79.433</text:p>
          </table:table-cell>
          <table:table-cell office:value-type="percentage" office:value="0.79803287252853239" table:style-name="ce47">
            <text:p>79,8%</text:p>
          </table:table-cell>
          <table:table-cell office:value-type="float" office:value="879294" table:style-name="ce46">
            <text:p>879.294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1176565080637042" table:style-name="ce47">
            <text:p>81,2%</text:p>
          </table:table-cell>
          <table:table-cell office:value-type="percentage" office:value="0.72086573343444482" table:style-name="ce47">
            <text:p>7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508" table:style-name="ce46">
            <text:p>92.508</text:p>
          </table:table-cell>
          <table:table-cell office:value-type="percentage" office:value="0.92174328929276017" table:style-name="ce47">
            <text:p>92,2%</text:p>
          </table:table-cell>
          <table:table-cell office:value-type="float" office:value="151267" table:style-name="ce46">
            <text:p>151.267</text:p>
          </table:table-cell>
          <table:table-cell office:value-type="percentage" office:value="0.90337780538203361" table:style-name="ce47">
            <text:p>90,3%</text:p>
          </table:table-cell>
          <table:table-cell office:value-type="float" office:value="223121" table:style-name="ce46">
            <text:p>223.121</text:p>
          </table:table-cell>
          <table:table-cell office:value-type="percentage" office:value="0.88696706485659205" table:style-name="ce47">
            <text:p>88,7%</text:p>
          </table:table-cell>
          <table:table-cell office:value-type="float" office:value="321701" table:style-name="ce46">
            <text:p>321.701</text:p>
          </table:table-cell>
          <table:table-cell office:value-type="percentage" office:value="0.87360114271127798" table:style-name="ce47">
            <text:p>87,4%</text:p>
          </table:table-cell>
          <table:table-cell office:value-type="float" office:value="319102" table:style-name="ce46">
            <text:p>319.102</text:p>
          </table:table-cell>
          <table:table-cell office:value-type="percentage" office:value="0.80968777356288302" table:style-name="ce47">
            <text:p>81,0%</text:p>
          </table:table-cell>
          <table:table-cell office:value-type="float" office:value="230246" table:style-name="ce46">
            <text:p>230.246</text:p>
          </table:table-cell>
          <table:table-cell office:value-type="percentage" office:value="0.73593469325133765" table:style-name="ce47">
            <text:p>73,6%</text:p>
          </table:table-cell>
          <table:table-cell office:value-type="float" office:value="187255" table:style-name="ce46">
            <text:p>187.255</text:p>
          </table:table-cell>
          <table:table-cell office:value-type="percentage" office:value="0.73528199127501759" table:style-name="ce47">
            <text:p>73,5%</text:p>
          </table:table-cell>
          <table:table-cell office:value-type="float" office:value="154970" table:style-name="ce46">
            <text:p>154.970</text:p>
          </table:table-cell>
          <table:table-cell office:value-type="percentage" office:value="0.84101701354028169" table:style-name="ce47">
            <text:p>84,1%</text:p>
          </table:table-cell>
          <table:table-cell office:value-type="float" office:value="1680170" table:style-name="ce46">
            <text:p>1.680.170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624010763639077" table:style-name="ce47">
            <text:p>82,6%</text:p>
          </table:table-cell>
          <table:table-cell office:value-type="percentage" office:value="0.74861575792572432" table:style-name="ce47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18" table:style-name="ce46">
            <text:p>42.218</text:p>
          </table:table-cell>
          <table:table-cell office:value-type="percentage" office:value="1" table:style-name="ce47">
            <text:p>100,0%</text:p>
          </table:table-cell>
          <table:table-cell office:value-type="float" office:value="56023" table:style-name="ce46">
            <text:p>56.023</text:p>
          </table:table-cell>
          <table:table-cell office:value-type="percentage" office:value="1" table:style-name="ce47">
            <text:p>100,0%</text:p>
          </table:table-cell>
          <table:table-cell office:value-type="float" office:value="76935" table:style-name="ce46">
            <text:p>76.935</text:p>
          </table:table-cell>
          <table:table-cell office:value-type="percentage" office:value="0.97070290321359631" table:style-name="ce47">
            <text:p>97,1%</text:p>
          </table:table-cell>
          <table:table-cell office:value-type="float" office:value="84747" table:style-name="ce46">
            <text:p>84.747</text:p>
          </table:table-cell>
          <table:table-cell office:value-type="percentage" office:value="0.93159283280202265" table:style-name="ce47">
            <text:p>93,2%</text:p>
          </table:table-cell>
          <table:table-cell office:value-type="float" office:value="88759" table:style-name="ce46">
            <text:p>88.759</text:p>
          </table:table-cell>
          <table:table-cell office:value-type="percentage" office:value="0.91141437167560024" table:style-name="ce47">
            <text:p>91,1%</text:p>
          </table:table-cell>
          <table:table-cell office:value-type="float" office:value="55961" table:style-name="ce46">
            <text:p>55.961</text:p>
          </table:table-cell>
          <table:table-cell office:value-type="percentage" office:value="0.83327377229816257" table:style-name="ce47">
            <text:p>83,3%</text:p>
          </table:table-cell>
          <table:table-cell office:value-type="float" office:value="42435" table:style-name="ce46">
            <text:p>42.435</text:p>
          </table:table-cell>
          <table:table-cell office:value-type="percentage" office:value="0.83413598568985514" table:style-name="ce47">
            <text:p>83,4%</text:p>
          </table:table-cell>
          <table:table-cell office:value-type="float" office:value="41320" table:style-name="ce46">
            <text:p>41.320</text:p>
          </table:table-cell>
          <table:table-cell office:value-type="percentage" office:value="0.91248371353488067" table:style-name="ce47">
            <text:p>91,2%</text:p>
          </table:table-cell>
          <table:table-cell office:value-type="float" office:value="488398" table:style-name="ce46">
            <text:p>488.398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664240639621143" table:style-name="ce47">
            <text:p>92,7%</text:p>
          </table:table-cell>
          <table:table-cell office:value-type="percentage" office:value="0.83679228311245513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91" table:style-name="ce46">
            <text:p>227.991</text:p>
          </table:table-cell>
          <table:table-cell office:value-type="percentage" office:value="1" table:style-name="ce47">
            <text:p>100,0%</text:p>
          </table:table-cell>
          <table:table-cell office:value-type="float" office:value="250501" table:style-name="ce46">
            <text:p>250.501</text:p>
          </table:table-cell>
          <table:table-cell office:value-type="percentage" office:value="1" table:style-name="ce47">
            <text:p>100,0%</text:p>
          </table:table-cell>
          <table:table-cell office:value-type="float" office:value="322379" table:style-name="ce46">
            <text:p>322.379</text:p>
          </table:table-cell>
          <table:table-cell office:value-type="percentage" office:value="0.98513642766995779" table:style-name="ce47">
            <text:p>98,5%</text:p>
          </table:table-cell>
          <table:table-cell office:value-type="float" office:value="353245" table:style-name="ce46">
            <text:p>353.245</text:p>
          </table:table-cell>
          <table:table-cell office:value-type="percentage" office:value="0.92665849953961532" table:style-name="ce47">
            <text:p>92,7%</text:p>
          </table:table-cell>
          <table:table-cell office:value-type="float" office:value="321371" table:style-name="ce46">
            <text:p>321.371</text:p>
          </table:table-cell>
          <table:table-cell office:value-type="percentage" office:value="0.89219660079621987" table:style-name="ce47">
            <text:p>89,2%</text:p>
          </table:table-cell>
          <table:table-cell office:value-type="float" office:value="213444" table:style-name="ce46">
            <text:p>213.444</text:p>
          </table:table-cell>
          <table:table-cell office:value-type="percentage" office:value="0.82442005083004377" table:style-name="ce47">
            <text:p>82,4%</text:p>
          </table:table-cell>
          <table:table-cell office:value-type="float" office:value="174004" table:style-name="ce46">
            <text:p>174.004</text:p>
          </table:table-cell>
          <table:table-cell office:value-type="percentage" office:value="0.82163009552410771" table:style-name="ce47">
            <text:p>82,2%</text:p>
          </table:table-cell>
          <table:table-cell office:value-type="float" office:value="144411" table:style-name="ce46">
            <text:p>144.411</text:p>
          </table:table-cell>
          <table:table-cell office:value-type="percentage" office:value="0.85857739093211571" table:style-name="ce47">
            <text:p>85,9%</text:p>
          </table:table-cell>
          <table:table-cell office:value-type="float" office:value="2007346" table:style-name="ce46">
            <text:p>2.007.34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412905376196564" table:style-name="ce47">
            <text:p>92,4%</text:p>
          </table:table-cell>
          <table:table-cell office:value-type="percentage" office:value="0.8410729855961224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91" table:style-name="ce46">
            <text:p>13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65" table:style-name="ce46">
            <text:p>158.365</text:p>
          </table:table-cell>
          <table:table-cell office:value-type="percentage" office:value="1" table:style-name="ce47">
            <text:p>100,0%</text:p>
          </table:table-cell>
          <table:table-cell office:value-type="float" office:value="216512" table:style-name="ce46">
            <text:p>216.512</text:p>
          </table:table-cell>
          <table:table-cell office:value-type="percentage" office:value="0.94949743014015819" table:style-name="ce47">
            <text:p>94,9%</text:p>
          </table:table-cell>
          <table:table-cell office:value-type="float" office:value="280853" table:style-name="ce46">
            <text:p>280.853</text:p>
          </table:table-cell>
          <table:table-cell office:value-type="percentage" office:value="0.90188402958186553" table:style-name="ce47">
            <text:p>90,2%</text:p>
          </table:table-cell>
          <table:table-cell office:value-type="float" office:value="281380" table:style-name="ce46">
            <text:p>281.380</text:p>
          </table:table-cell>
          <table:table-cell office:value-type="percentage" office:value="0.85091069641134509" table:style-name="ce47">
            <text:p>85,1%</text:p>
          </table:table-cell>
          <table:table-cell office:value-type="float" office:value="201182" table:style-name="ce46">
            <text:p>201.182</text:p>
          </table:table-cell>
          <table:table-cell office:value-type="percentage" office:value="0.78052849455482232" table:style-name="ce47">
            <text:p>78,1%</text:p>
          </table:table-cell>
          <table:table-cell office:value-type="float" office:value="169006" table:style-name="ce46">
            <text:p>169.006</text:p>
          </table:table-cell>
          <table:table-cell office:value-type="percentage" office:value="0.77174508657850516" table:style-name="ce47">
            <text:p>77,2%</text:p>
          </table:table-cell>
          <table:table-cell office:value-type="float" office:value="149191" table:style-name="ce46">
            <text:p>149.191</text:p>
          </table:table-cell>
          <table:table-cell office:value-type="percentage" office:value="0.83901898591802759" table:style-name="ce47">
            <text:p>83,9%</text:p>
          </table:table-cell>
          <table:table-cell office:value-type="float" office:value="1593880" table:style-name="ce46">
            <text:p>1.593.880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7764759520770541" table:style-name="ce47">
            <text:p>87,8%</text:p>
          </table:table-cell>
          <table:table-cell office:value-type="percentage" office:value="0.77801251161737262" table:style-name="ce47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114" table:style-name="ce46">
            <text:p>455.114</text:p>
          </table:table-cell>
          <table:table-cell office:value-type="percentage" office:value="1" table:style-name="ce47">
            <text:p>100,0%</text:p>
          </table:table-cell>
          <table:table-cell office:value-type="float" office:value="617712" table:style-name="ce46">
            <text:p>617.712</text:p>
          </table:table-cell>
          <table:table-cell office:value-type="percentage" office:value="0.9716486088565065" table:style-name="ce47">
            <text:p>97,2%</text:p>
          </table:table-cell>
          <table:table-cell office:value-type="float" office:value="797231" table:style-name="ce46">
            <text:p>797.231</text:p>
          </table:table-cell>
          <table:table-cell office:value-type="percentage" office:value="0.93518588032150751" table:style-name="ce47">
            <text:p>93,5%</text:p>
          </table:table-cell>
          <table:table-cell office:value-type="float" office:value="1033377" table:style-name="ce46">
            <text:p>1.033.377</text:p>
          </table:table-cell>
          <table:table-cell office:value-type="percentage" office:value="0.94165851862719274" table:style-name="ce47">
            <text:p>94,2%</text:p>
          </table:table-cell>
          <table:table-cell office:value-type="float" office:value="1146150" table:style-name="ce46">
            <text:p>1.146.150</text:p>
          </table:table-cell>
          <table:table-cell office:value-type="percentage" office:value="0.8985676542300064" table:style-name="ce47">
            <text:p>89,9%</text:p>
          </table:table-cell>
          <table:table-cell office:value-type="float" office:value="805011" table:style-name="ce46">
            <text:p>805.011</text:p>
          </table:table-cell>
          <table:table-cell office:value-type="percentage" office:value="0.83280331213248526" table:style-name="ce47">
            <text:p>83,3%</text:p>
          </table:table-cell>
          <table:table-cell office:value-type="float" office:value="668659" table:style-name="ce46">
            <text:p>668.659</text:p>
          </table:table-cell>
          <table:table-cell office:value-type="percentage" office:value="0.8065373699262649" table:style-name="ce47">
            <text:p>80,7%</text:p>
          </table:table-cell>
          <table:table-cell office:value-type="float" office:value="563722" table:style-name="ce46">
            <text:p>563.722</text:p>
          </table:table-cell>
          <table:table-cell office:value-type="percentage" office:value="0.83966795906238501" table:style-name="ce47">
            <text:p>84,0%</text:p>
          </table:table-cell>
          <table:table-cell office:value-type="float" office:value="6086976" table:style-name="ce46">
            <text:p>6.086.976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746453106519297" table:style-name="ce47">
            <text:p>89,7%</text:p>
          </table:table-cell>
          <table:table-cell office:value-type="percentage" office:value="0.79347871853529017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67" table:style-name="ce46">
            <text:p>293.567</text:p>
          </table:table-cell>
          <table:table-cell office:value-type="percentage" office:value="1" table:style-name="ce47">
            <text:p>100,0%</text:p>
          </table:table-cell>
          <table:table-cell office:value-type="float" office:value="433214" table:style-name="ce46">
            <text:p>433.214</text:p>
          </table:table-cell>
          <table:table-cell office:value-type="percentage" office:value="0.98507876737248057" table:style-name="ce47">
            <text:p>98,5%</text:p>
          </table:table-cell>
          <table:table-cell office:value-type="float" office:value="570066" table:style-name="ce46">
            <text:p>570.066</text:p>
          </table:table-cell>
          <table:table-cell office:value-type="percentage" office:value="0.95466054861506511" table:style-name="ce47">
            <text:p>95,5%</text:p>
          </table:table-cell>
          <table:table-cell office:value-type="float" office:value="715252" table:style-name="ce46">
            <text:p>715.252</text:p>
          </table:table-cell>
          <table:table-cell office:value-type="percentage" office:value="0.93828643991310468" table:style-name="ce47">
            <text:p>93,8%</text:p>
          </table:table-cell>
          <table:table-cell office:value-type="float" office:value="756140" table:style-name="ce46">
            <text:p>756.140</text:p>
          </table:table-cell>
          <table:table-cell office:value-type="percentage" office:value="0.89939254665329726" table:style-name="ce47">
            <text:p>89,9%</text:p>
          </table:table-cell>
          <table:table-cell office:value-type="float" office:value="516293" table:style-name="ce46">
            <text:p>516.293</text:p>
          </table:table-cell>
          <table:table-cell office:value-type="percentage" office:value="0.8409762819646176" table:style-name="ce47">
            <text:p>84,1%</text:p>
          </table:table-cell>
          <table:table-cell office:value-type="float" office:value="431618" table:style-name="ce46">
            <text:p>431.618</text:p>
          </table:table-cell>
          <table:table-cell office:value-type="percentage" office:value="0.84173308657047075" table:style-name="ce47">
            <text:p>84,2%</text:p>
          </table:table-cell>
          <table:table-cell office:value-type="float" office:value="380382" table:style-name="ce46">
            <text:p>380.382</text:p>
          </table:table-cell>
          <table:table-cell office:value-type="percentage" office:value="0.87894927779022991" table:style-name="ce47">
            <text:p>87,9%</text:p>
          </table:table-cell>
          <table:table-cell office:value-type="float" office:value="4096532" table:style-name="ce46">
            <text:p>4.096.532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95643124060277" table:style-name="ce47">
            <text:p>91,2%</text:p>
          </table:table-cell>
          <table:table-cell office:value-type="percentage" office:value="0.81166940259102105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7" table:style-name="ce46">
            <text:p>77.627</text:p>
          </table:table-cell>
          <table:table-cell office:value-type="percentage" office:value="1" table:style-name="ce47">
            <text:p>100,0%</text:p>
          </table:table-cell>
          <table:table-cell office:value-type="float" office:value="95707" table:style-name="ce46">
            <text:p>95.707</text:p>
          </table:table-cell>
          <table:table-cell office:value-type="percentage" office:value="1" table:style-name="ce47">
            <text:p>100,0%</text:p>
          </table:table-cell>
          <table:table-cell office:value-type="float" office:value="132428" table:style-name="ce46">
            <text:p>132.428</text:p>
          </table:table-cell>
          <table:table-cell office:value-type="percentage" office:value="1.0133374143933886" table:style-name="ce47">
            <text:p>101,3%</text:p>
          </table:table-cell>
          <table:table-cell office:value-type="float" office:value="161284" table:style-name="ce46">
            <text:p>161.284</text:p>
          </table:table-cell>
          <table:table-cell office:value-type="percentage" office:value="0.96029246277232316" table:style-name="ce47">
            <text:p>96,0%</text:p>
          </table:table-cell>
          <table:table-cell office:value-type="float" office:value="145615" table:style-name="ce46">
            <text:p>145.615</text:p>
          </table:table-cell>
          <table:table-cell office:value-type="percentage" office:value="0.9243284074751168" table:style-name="ce47">
            <text:p>92,4%</text:p>
          </table:table-cell>
          <table:table-cell office:value-type="float" office:value="112415" table:style-name="ce46">
            <text:p>112.415</text:p>
          </table:table-cell>
          <table:table-cell office:value-type="percentage" office:value="0.86578302860399559" table:style-name="ce47">
            <text:p>86,6%</text:p>
          </table:table-cell>
          <table:table-cell office:value-type="float" office:value="92570" table:style-name="ce46">
            <text:p>92.570</text:p>
          </table:table-cell>
          <table:table-cell office:value-type="percentage" office:value="0.8228005617478179" table:style-name="ce47">
            <text:p>82,3%</text:p>
          </table:table-cell>
          <table:table-cell office:value-type="float" office:value="77918" table:style-name="ce46">
            <text:p>77.918</text:p>
          </table:table-cell>
          <table:table-cell office:value-type="percentage" office:value="0.90909939446265853" table:style-name="ce47">
            <text:p>90,9%</text:p>
          </table:table-cell>
          <table:table-cell office:value-type="float" office:value="895564" table:style-name="ce46">
            <text:p>895.564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80811462379854" table:style-name="ce47">
            <text:p>94,3%</text:p>
          </table:table-cell>
          <table:table-cell office:value-type="percentage" office:value="0.84646960913951719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71" table:style-name="ce46">
            <text:p>241.471</text:p>
          </table:table-cell>
          <table:table-cell office:value-type="percentage" office:value="1" table:style-name="ce47">
            <text:p>100,0%</text:p>
          </table:table-cell>
          <table:table-cell office:value-type="float" office:value="291089" table:style-name="ce46">
            <text:p>291.089</text:p>
          </table:table-cell>
          <table:table-cell office:value-type="percentage" office:value="0.9969176921048396" table:style-name="ce47">
            <text:p>99,7%</text:p>
          </table:table-cell>
          <table:table-cell office:value-type="float" office:value="347259" table:style-name="ce46">
            <text:p>347.259</text:p>
          </table:table-cell>
          <table:table-cell office:value-type="percentage" office:value="0.98216174632176168" table:style-name="ce47">
            <text:p>98,2%</text:p>
          </table:table-cell>
          <table:table-cell office:value-type="float" office:value="391866" table:style-name="ce46">
            <text:p>391.866</text:p>
          </table:table-cell>
          <table:table-cell office:value-type="percentage" office:value="0.95763929618768329" table:style-name="ce47">
            <text:p>95,8%</text:p>
          </table:table-cell>
          <table:table-cell office:value-type="float" office:value="409713" table:style-name="ce46">
            <text:p>409.713</text:p>
          </table:table-cell>
          <table:table-cell office:value-type="percentage" office:value="0.92520046879551621" table:style-name="ce47">
            <text:p>92,5%</text:p>
          </table:table-cell>
          <table:table-cell office:value-type="float" office:value="265453" table:style-name="ce46">
            <text:p>265.453</text:p>
          </table:table-cell>
          <table:table-cell office:value-type="percentage" office:value="0.86019027991108177" table:style-name="ce47">
            <text:p>86,0%</text:p>
          </table:table-cell>
          <table:table-cell office:value-type="float" office:value="200262" table:style-name="ce46">
            <text:p>200.262</text:p>
          </table:table-cell>
          <table:table-cell office:value-type="percentage" office:value="0.86933608841736054" table:style-name="ce47">
            <text:p>86,9%</text:p>
          </table:table-cell>
          <table:table-cell office:value-type="float" office:value="173088" table:style-name="ce46">
            <text:p>173.088</text:p>
          </table:table-cell>
          <table:table-cell office:value-type="percentage" office:value="0.9440614364255171" table:style-name="ce47">
            <text:p>94,4%</text:p>
          </table:table-cell>
          <table:table-cell office:value-type="float" office:value="2320201" table:style-name="ce46">
            <text:p>2.320.20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65839917886985" table:style-name="ce47">
            <text:p>94,5%</text:p>
          </table:table-cell>
          <table:table-cell office:value-type="percentage" office:value="0.8603291363785358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5" table:style-name="ce46">
            <text:p>23.255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27" table:style-name="ce46">
            <text:p>38.027</text:p>
          </table:table-cell>
          <table:table-cell office:value-type="percentage" office:value="0.98479825969855495" table:style-name="ce47">
            <text:p>98,5%</text:p>
          </table:table-cell>
          <table:table-cell office:value-type="float" office:value="45236" table:style-name="ce46">
            <text:p>45.236</text:p>
          </table:table-cell>
          <table:table-cell office:value-type="percentage" office:value="0.95233684210526315" table:style-name="ce47">
            <text:p>95,2%</text:p>
          </table:table-cell>
          <table:table-cell office:value-type="float" office:value="47523" table:style-name="ce46">
            <text:p>47.523</text:p>
          </table:table-cell>
          <table:table-cell office:value-type="percentage" office:value="0.91878045008120024" table:style-name="ce47">
            <text:p>91,9%</text:p>
          </table:table-cell>
          <table:table-cell office:value-type="float" office:value="31513" table:style-name="ce46">
            <text:p>31.513</text:p>
          </table:table-cell>
          <table:table-cell office:value-type="percentage" office:value="0.85087482449508589" table:style-name="ce47">
            <text:p>85,1%</text:p>
          </table:table-cell>
          <table:table-cell office:value-type="float" office:value="24570" table:style-name="ce46">
            <text:p>24.570</text:p>
          </table:table-cell>
          <table:table-cell office:value-type="percentage" office:value="0.81449313796989986" table:style-name="ce47">
            <text:p>81,4%</text:p>
          </table:table-cell>
          <table:table-cell office:value-type="float" office:value="22818" table:style-name="ce46">
            <text:p>22.818</text:p>
          </table:table-cell>
          <table:table-cell office:value-type="percentage" office:value="0.87812199345776409" table:style-name="ce47">
            <text:p>87,8%</text:p>
          </table:table-cell>
          <table:table-cell office:value-type="float" office:value="261588" table:style-name="ce46">
            <text:p>261.588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933398228642283" table:style-name="ce47">
            <text:p>92,9%</text:p>
          </table:table-cell>
          <table:table-cell office:value-type="percentage" office:value="0.8273493244269014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718" table:style-name="ce46">
            <text:p>372.718</text:p>
          </table:table-cell>
          <table:table-cell office:value-type="percentage" office:value="1" table:style-name="ce47">
            <text:p>100,0%</text:p>
          </table:table-cell>
          <table:table-cell office:value-type="float" office:value="511419" table:style-name="ce46">
            <text:p>511.419</text:p>
          </table:table-cell>
          <table:table-cell office:value-type="percentage" office:value="0.97034247225120951" table:style-name="ce47">
            <text:p>97,0%</text:p>
          </table:table-cell>
          <table:table-cell office:value-type="float" office:value="683201" table:style-name="ce46">
            <text:p>683.201</text:p>
          </table:table-cell>
          <table:table-cell office:value-type="percentage" office:value="0.94828706184121769" table:style-name="ce47">
            <text:p>94,8%</text:p>
          </table:table-cell>
          <table:table-cell office:value-type="float" office:value="943545" table:style-name="ce46">
            <text:p>943.545</text:p>
          </table:table-cell>
          <table:table-cell office:value-type="percentage" office:value="0.95330782544033443" table:style-name="ce47">
            <text:p>95,3%</text:p>
          </table:table-cell>
          <table:table-cell office:value-type="float" office:value="1033630" table:style-name="ce46">
            <text:p>1.033.630</text:p>
          </table:table-cell>
          <table:table-cell office:value-type="percentage" office:value="0.89411807448403291" table:style-name="ce47">
            <text:p>89,4%</text:p>
          </table:table-cell>
          <table:table-cell office:value-type="float" office:value="753386" table:style-name="ce46">
            <text:p>753.386</text:p>
          </table:table-cell>
          <table:table-cell office:value-type="percentage" office:value="0.83631128142053457" table:style-name="ce47">
            <text:p>83,6%</text:p>
          </table:table-cell>
          <table:table-cell office:value-type="float" office:value="606180" table:style-name="ce46">
            <text:p>606.180</text:p>
          </table:table-cell>
          <table:table-cell office:value-type="percentage" office:value="0.82411016413411875" table:style-name="ce47">
            <text:p>82,4%</text:p>
          </table:table-cell>
          <table:table-cell office:value-type="float" office:value="466484" table:style-name="ce46">
            <text:p>466.484</text:p>
          </table:table-cell>
          <table:table-cell office:value-type="percentage" office:value="0.81733188492133024" table:style-name="ce47">
            <text:p>81,7%</text:p>
          </table:table-cell>
          <table:table-cell office:value-type="float" office:value="5370563" table:style-name="ce46">
            <text:p>5.370.563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945499076522362" table:style-name="ce47">
            <text:p>89,9%</text:p>
          </table:table-cell>
          <table:table-cell office:value-type="percentage" office:value="0.79495259500389881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15" table:style-name="ce46">
            <text:p>73.415</text:p>
          </table:table-cell>
          <table:table-cell office:value-type="percentage" office:value="1" table:style-name="ce47">
            <text:p>100,0%</text:p>
          </table:table-cell>
          <table:table-cell office:value-type="float" office:value="103001" table:style-name="ce46">
            <text:p>103.001</text:p>
          </table:table-cell>
          <table:table-cell office:value-type="percentage" office:value="0.99113758395719864" table:style-name="ce47">
            <text:p>99,1%</text:p>
          </table:table-cell>
          <table:table-cell office:value-type="float" office:value="146233" table:style-name="ce46">
            <text:p>146.233</text:p>
          </table:table-cell>
          <table:table-cell office:value-type="percentage" office:value="0.95240359252577489" table:style-name="ce47">
            <text:p>95,2%</text:p>
          </table:table-cell>
          <table:table-cell office:value-type="float" office:value="207669" table:style-name="ce46">
            <text:p>207.669</text:p>
          </table:table-cell>
          <table:table-cell office:value-type="percentage" office:value="0.95216021787870864" table:style-name="ce47">
            <text:p>95,2%</text:p>
          </table:table-cell>
          <table:table-cell office:value-type="float" office:value="232332" table:style-name="ce46">
            <text:p>232.332</text:p>
          </table:table-cell>
          <table:table-cell office:value-type="percentage" office:value="0.9202433575740292" table:style-name="ce47">
            <text:p>92,0%</text:p>
          </table:table-cell>
          <table:table-cell office:value-type="float" office:value="169504" table:style-name="ce46">
            <text:p>169.504</text:p>
          </table:table-cell>
          <table:table-cell office:value-type="percentage" office:value="0.85146227031154242" table:style-name="ce47">
            <text:p>85,1%</text:p>
          </table:table-cell>
          <table:table-cell office:value-type="float" office:value="143843" table:style-name="ce46">
            <text:p>143.843</text:p>
          </table:table-cell>
          <table:table-cell office:value-type="percentage" office:value="0.82697382415674459" table:style-name="ce47">
            <text:p>82,7%</text:p>
          </table:table-cell>
          <table:table-cell office:value-type="float" office:value="124100" table:style-name="ce46">
            <text:p>124.100</text:p>
          </table:table-cell>
          <table:table-cell office:value-type="percentage" office:value="0.85813464623554792" table:style-name="ce47">
            <text:p>85,8%</text:p>
          </table:table-cell>
          <table:table-cell office:value-type="float" office:value="1200097" table:style-name="ce46">
            <text:p>1.200.097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8107533769374" table:style-name="ce47">
            <text:p>91,1%</text:p>
          </table:table-cell>
          <table:table-cell office:value-type="percentage" office:value="0.79315050929365083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8" table:style-name="ce46">
            <text:p>42.288</text:p>
          </table:table-cell>
          <table:table-cell office:value-type="percentage" office:value="1" table:style-name="ce47">
            <text:p>100,0%</text:p>
          </table:table-cell>
          <table:table-cell office:value-type="float" office:value="55874" table:style-name="ce46">
            <text:p>55.874</text:p>
          </table:table-cell>
          <table:table-cell office:value-type="percentage" office:value="0.98647598870056497" table:style-name="ce47">
            <text:p>98,6%</text:p>
          </table:table-cell>
          <table:table-cell office:value-type="float" office:value="72235" table:style-name="ce46">
            <text:p>72.235</text:p>
          </table:table-cell>
          <table:table-cell office:value-type="percentage" office:value="0.95460552398572751" table:style-name="ce47">
            <text:p>95,5%</text:p>
          </table:table-cell>
          <table:table-cell office:value-type="float" office:value="92112" table:style-name="ce46">
            <text:p>92.112</text:p>
          </table:table-cell>
          <table:table-cell office:value-type="percentage" office:value="0.9428238039673279" table:style-name="ce47">
            <text:p>94,3%</text:p>
          </table:table-cell>
          <table:table-cell office:value-type="float" office:value="95827" table:style-name="ce46">
            <text:p>95.827</text:p>
          </table:table-cell>
          <table:table-cell office:value-type="percentage" office:value="0.90639690511998339" table:style-name="ce47">
            <text:p>90,6%</text:p>
          </table:table-cell>
          <table:table-cell office:value-type="float" office:value="65023" table:style-name="ce46">
            <text:p>65.023</text:p>
          </table:table-cell>
          <table:table-cell office:value-type="percentage" office:value="0.8474370837623324" table:style-name="ce47">
            <text:p>84,7%</text:p>
          </table:table-cell>
          <table:table-cell office:value-type="float" office:value="58491" table:style-name="ce46">
            <text:p>58.491</text:p>
          </table:table-cell>
          <table:table-cell office:value-type="percentage" office:value="0.85013517048922993" table:style-name="ce47">
            <text:p>85,0%</text:p>
          </table:table-cell>
          <table:table-cell office:value-type="float" office:value="51433" table:style-name="ce46">
            <text:p>51.433</text:p>
          </table:table-cell>
          <table:table-cell office:value-type="percentage" office:value="0.89416039359538257" table:style-name="ce47">
            <text:p>89,4%</text:p>
          </table:table-cell>
          <table:table-cell office:value-type="float" office:value="533283" table:style-name="ce46">
            <text:p>533.283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917769496737189" table:style-name="ce47">
            <text:p>91,9%</text:p>
          </table:table-cell>
          <table:table-cell office:value-type="percentage" office:value="0.81088687972702966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74" table:style-name="ce46">
            <text:p>162.574</text:p>
          </table:table-cell>
          <table:table-cell office:value-type="percentage" office:value="1.0191066033123126" table:style-name="ce47">
            <text:p>101,9%</text:p>
          </table:table-cell>
          <table:table-cell office:value-type="float" office:value="212989" table:style-name="ce46">
            <text:p>212.989</text:p>
          </table:table-cell>
          <table:table-cell office:value-type="percentage" office:value="0.98439218731223943" table:style-name="ce47">
            <text:p>98,4%</text:p>
          </table:table-cell>
          <table:table-cell office:value-type="float" office:value="275033" table:style-name="ce46">
            <text:p>275.033</text:p>
          </table:table-cell>
          <table:table-cell office:value-type="percentage" office:value="0.96787055316842796" table:style-name="ce47">
            <text:p>96,8%</text:p>
          </table:table-cell>
          <table:table-cell office:value-type="float" office:value="323691" table:style-name="ce46">
            <text:p>323.691</text:p>
          </table:table-cell>
          <table:table-cell office:value-type="percentage" office:value="0.95917823076034103" table:style-name="ce47">
            <text:p>95,9%</text:p>
          </table:table-cell>
          <table:table-cell office:value-type="float" office:value="321813" table:style-name="ce46">
            <text:p>321.813</text:p>
          </table:table-cell>
          <table:table-cell office:value-type="percentage" office:value="0.92457996230578288" table:style-name="ce47">
            <text:p>92,5%</text:p>
          </table:table-cell>
          <table:table-cell office:value-type="float" office:value="206476" table:style-name="ce46">
            <text:p>206.476</text:p>
          </table:table-cell>
          <table:table-cell office:value-type="percentage" office:value="0.86887874260946407" table:style-name="ce47">
            <text:p>86,9%</text:p>
          </table:table-cell>
          <table:table-cell office:value-type="float" office:value="170156" table:style-name="ce46">
            <text:p>170.156</text:p>
          </table:table-cell>
          <table:table-cell office:value-type="percentage" office:value="0.85413246994453229" table:style-name="ce47">
            <text:p>85,4%</text:p>
          </table:table-cell>
          <table:table-cell office:value-type="float" office:value="153944" table:style-name="ce46">
            <text:p>153.944</text:p>
          </table:table-cell>
          <table:table-cell office:value-type="percentage" office:value="0.89079199384319829" table:style-name="ce47">
            <text:p>89,1%</text:p>
          </table:table-cell>
          <table:table-cell office:value-type="float" office:value="1826676" table:style-name="ce46">
            <text:p>1.826.676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424022364369219" table:style-name="ce47">
            <text:p>93,4%</text:p>
          </table:table-cell>
          <table:table-cell office:value-type="percentage" office:value="0.83566005522647802" table:style-name="ce47">
            <text:p>83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60" table:style-name="ce46">
            <text:p>4.060</text:p>
          </table:table-cell>
          <table:table-cell office:value-type="percentage" office:value="0.92188919164395999" table:style-name="ce47">
            <text:p>92,2%</text:p>
          </table:table-cell>
          <table:table-cell office:value-type="float" office:value="7914" table:style-name="ce46">
            <text:p>7.914</text:p>
          </table:table-cell>
          <table:table-cell office:value-type="percentage" office:value="0.95017409052707413" table:style-name="ce47">
            <text:p>95,0%</text:p>
          </table:table-cell>
          <table:table-cell office:value-type="float" office:value="10832" table:style-name="ce46">
            <text:p>10.832</text:p>
          </table:table-cell>
          <table:table-cell office:value-type="percentage" office:value="0.93726745695249636" table:style-name="ce47">
            <text:p>93,7%</text:p>
          </table:table-cell>
          <table:table-cell office:value-type="float" office:value="11325" table:style-name="ce46">
            <text:p>11.325</text:p>
          </table:table-cell>
          <table:table-cell office:value-type="percentage" office:value="0.91648458363680507" table:style-name="ce47">
            <text:p>91,6%</text:p>
          </table:table-cell>
          <table:table-cell office:value-type="float" office:value="9306" table:style-name="ce46">
            <text:p>9.306</text:p>
          </table:table-cell>
          <table:table-cell office:value-type="percentage" office:value="0.81638740240371965" table:style-name="ce47">
            <text:p>81,6%</text:p>
          </table:table-cell>
          <table:table-cell office:value-type="float" office:value="9030" table:style-name="ce46">
            <text:p>9.030</text:p>
          </table:table-cell>
          <table:table-cell office:value-type="percentage" office:value="0.83110906580763921" table:style-name="ce47">
            <text:p>83,1%</text:p>
          </table:table-cell>
          <table:table-cell office:value-type="float" office:value="8543" table:style-name="ce46">
            <text:p>8.543</text:p>
          </table:table-cell>
          <table:table-cell office:value-type="percentage" office:value="0.92048270660489173" table:style-name="ce47">
            <text:p>92,0%</text:p>
          </table:table-cell>
          <table:table-cell office:value-type="float" office:value="63494" table:style-name="ce46">
            <text:p>63.494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391656928860042" table:style-name="ce47">
            <text:p>89,4%</text:p>
          </table:table-cell>
          <table:table-cell office:value-type="percentage" office:value="0.76025240370224023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4" table:style-name="ce46">
            <text:p>3.364</text:p>
          </table:table-cell>
          <table:table-cell office:value-type="percentage" office:value="0.88456481724953984" table:style-name="ce47">
            <text:p>88,5%</text:p>
          </table:table-cell>
          <table:table-cell office:value-type="float" office:value="7362" table:style-name="ce46">
            <text:p>7.362</text:p>
          </table:table-cell>
          <table:table-cell office:value-type="percentage" office:value="0.91967520299812622" table:style-name="ce47">
            <text:p>92,0%</text:p>
          </table:table-cell>
          <table:table-cell office:value-type="float" office:value="9973" table:style-name="ce46">
            <text:p>9.973</text:p>
          </table:table-cell>
          <table:table-cell office:value-type="percentage" office:value="0.92334043144153322" table:style-name="ce47">
            <text:p>92,3%</text:p>
          </table:table-cell>
          <table:table-cell office:value-type="float" office:value="10444" table:style-name="ce46">
            <text:p>10.444</text:p>
          </table:table-cell>
          <table:table-cell office:value-type="percentage" office:value="0.95614757850407395" table:style-name="ce47">
            <text:p>95,6%</text:p>
          </table:table-cell>
          <table:table-cell office:value-type="float" office:value="8918" table:style-name="ce46">
            <text:p>8.918</text:p>
          </table:table-cell>
          <table:table-cell office:value-type="percentage" office:value="0.81428049671292912" table:style-name="ce47">
            <text:p>81,4%</text:p>
          </table:table-cell>
          <table:table-cell office:value-type="float" office:value="8881" table:style-name="ce46">
            <text:p>8.881</text:p>
          </table:table-cell>
          <table:table-cell office:value-type="percentage" office:value="0.75964417072962109" table:style-name="ce47">
            <text:p>76,0%</text:p>
          </table:table-cell>
          <table:table-cell office:value-type="float" office:value="8152" table:style-name="ce46">
            <text:p>8.152</text:p>
          </table:table-cell>
          <table:table-cell office:value-type="percentage" office:value="0.85093945720250519" table:style-name="ce47">
            <text:p>85,1%</text:p>
          </table:table-cell>
          <table:table-cell office:value-type="float" office:value="59144" table:style-name="ce46">
            <text:p>59.144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637564819968949" table:style-name="ce47">
            <text:p>86,6%</text:p>
          </table:table-cell>
          <table:table-cell office:value-type="percentage" office:value="0.70391088048368289" table:style-name="ce47">
            <text:p>70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71" table:style-name="ce46">
            <text:p>3.571</text:p>
          </table:table-cell>
          <table:table-cell office:value-type="string" table:style-name="ce47">
            <text:p>-</text:p>
          </table:table-cell>
          <table:table-cell office:value-type="float" office:value="9279" table:style-name="ce46">
            <text:p>9.279</text:p>
          </table:table-cell>
          <table:table-cell office:value-type="string" table:style-name="ce47">
            <text:p>-</text:p>
          </table:table-cell>
          <table:table-cell office:value-type="float" office:value="21640" table:style-name="ce46">
            <text:p>21.640</text:p>
          </table:table-cell>
          <table:table-cell office:value-type="string" table:style-name="ce47">
            <text:p>-</text:p>
          </table:table-cell>
          <table:table-cell office:value-type="float" office:value="31364" table:style-name="ce46">
            <text:p>31.364</text:p>
          </table:table-cell>
          <table:table-cell office:value-type="string" table:style-name="ce47">
            <text:p>-</text:p>
          </table:table-cell>
          <table:table-cell office:value-type="float" office:value="23727" table:style-name="ce46">
            <text:p>23.727</text:p>
          </table:table-cell>
          <table:table-cell office:value-type="string" table:style-name="ce47">
            <text:p>-</text:p>
          </table:table-cell>
          <table:table-cell office:value-type="float" office:value="1250" table:style-name="ce46">
            <text:p>1.250</text:p>
          </table:table-cell>
          <table:table-cell office:value-type="string" table:style-name="ce47">
            <text:p>-</text:p>
          </table:table-cell>
          <table:table-cell office:value-type="float" office:value="90872" table:style-name="ce46">
            <text:p>90.87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4" table:style-name="ce49">
            <text:p>284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7" table:style-name="ce49">
            <text:p>1.807</text:p>
          </table:table-cell>
          <table:table-cell office:value-type="string" table:style-name="ce50">
            <text:p>-</text:p>
          </table:table-cell>
          <table:table-cell office:value-type="float" office:value="2214" table:style-name="ce49">
            <text:p>2.214</text:p>
          </table:table-cell>
          <table:table-cell office:value-type="string" table:style-name="ce50">
            <text:p>-</text:p>
          </table:table-cell>
          <table:table-cell office:value-type="float" office:value="1983" table:style-name="ce49">
            <text:p>1.983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75" table:style-name="ce49">
            <text:p>7.47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7313" table:style-name="ce53">
            <text:p>2.917.313</text:p>
          </table:table-cell>
          <table:table-cell office:value-type="percentage" office:value="1" table:style-name="ce54">
            <text:p>100,0%</text:p>
          </table:table-cell>
          <table:table-cell office:value-type="float" office:value="3938591" table:style-name="ce53">
            <text:p>3.938.591</text:p>
          </table:table-cell>
          <table:table-cell office:value-type="percentage" office:value="0.98542894879916054" table:style-name="ce54">
            <text:p>98,5%</text:p>
          </table:table-cell>
          <table:table-cell office:value-type="float" office:value="5263564" table:style-name="ce53">
            <text:p>5.263.564</text:p>
          </table:table-cell>
          <table:table-cell office:value-type="percentage" office:value="0.95568063388081326" table:style-name="ce54">
            <text:p>95,6%</text:p>
          </table:table-cell>
          <table:table-cell office:value-type="float" office:value="6695721" table:style-name="ce53">
            <text:p>6.695.721</text:p>
          </table:table-cell>
          <table:table-cell office:value-type="percentage" office:value="0.93912897487893621" table:style-name="ce54">
            <text:p>93,9%</text:p>
          </table:table-cell>
          <table:table-cell office:value-type="float" office:value="7016285" table:style-name="ce53">
            <text:p>7.016.285</text:p>
          </table:table-cell>
          <table:table-cell office:value-type="percentage" office:value="0.8975895275923369" table:style-name="ce54">
            <text:p>89,8%</text:p>
          </table:table-cell>
          <table:table-cell office:value-type="float" office:value="4970379" table:style-name="ce53">
            <text:p>4.970.379</text:p>
          </table:table-cell>
          <table:table-cell office:value-type="percentage" office:value="0.8364796819936654" table:style-name="ce54">
            <text:p>83,6%</text:p>
          </table:table-cell>
          <table:table-cell office:value-type="float" office:value="4068211" table:style-name="ce53">
            <text:p>4.068.211</text:p>
          </table:table-cell>
          <table:table-cell office:value-type="percentage" office:value="0.82609894600683709" table:style-name="ce54">
            <text:p>82,6%</text:p>
          </table:table-cell>
          <table:table-cell office:value-type="float" office:value="3442092" table:style-name="ce53">
            <text:p>3.442.092</text:p>
          </table:table-cell>
          <table:table-cell office:value-type="percentage" office:value="0.86398715650400282" table:style-name="ce54">
            <text:p>86,4%</text:p>
          </table:table-cell>
          <table:table-cell office:value-type="float" office:value="38312156" table:style-name="ce53">
            <text:p>38.312.15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819310251576668" table:style-name="ce54">
            <text:p>90,8%</text:p>
          </table:table-cell>
          <table:table-cell office:value-type="percentage" office:value="0.80829555293471467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91844" table:style-name="ce60">
            <text:p>991.844</text:p>
          </table:table-cell>
          <table:table-cell office:value-type="percentage" office:value="0.91600518289275978" table:style-name="ce61">
            <text:p>91,6%</text:p>
          </table:table-cell>
          <table:table-cell office:value-type="float" office:value="845565" table:style-name="ce60">
            <text:p>845.565</text:p>
          </table:table-cell>
          <table:table-cell office:value-type="percentage" office:value="0.90930843027038422" table:style-name="ce61">
            <text:p>90,9%</text:p>
          </table:table-cell>
          <table:table-cell office:value-type="float" office:value="790830" table:style-name="ce60">
            <text:p>790.830</text:p>
          </table:table-cell>
          <table:table-cell office:value-type="percentage" office:value="0.6491103798727601" table:style-name="ce61">
            <text:p>64,9%</text:p>
          </table:table-cell>
          <table:table-cell office:value-type="float" office:value="544320" table:style-name="ce60">
            <text:p>544.320</text:p>
          </table:table-cell>
          <table:table-cell office:value-type="percentage" office:value="0.4320473194683227" table:style-name="ce61">
            <text:p>43,2%</text:p>
          </table:table-cell>
          <table:table-cell office:value-type="float" office:value="227440" table:style-name="ce60">
            <text:p>227.440</text:p>
          </table:table-cell>
          <table:table-cell office:value-type="percentage" office:value="0.24151911530774997" table:style-name="ce61">
            <text:p>24,2%</text:p>
          </table:table-cell>
          <table:table-cell office:value-type="float" office:value="90752" table:style-name="ce60">
            <text:p>90.752</text:p>
          </table:table-cell>
          <table:table-cell office:value-type="percentage" office:value="0.11616835912448749" table:style-name="ce61">
            <text:p>11,6%</text:p>
          </table:table-cell>
          <table:table-cell office:value-type="float" office:value="194237" table:style-name="ce60">
            <text:p>194.237</text:p>
          </table:table-cell>
          <table:table-cell office:value-type="percentage" office:value="0.60973060189225337" table:style-name="ce44">
            <text:p>61,0%</text:p>
          </table:table-cell>
          <table:table-cell office:value-type="float" office:value="732853" table:style-name="ce60">
            <text:p>732.853</text:p>
          </table:table-cell>
          <table:table-cell office:value-type="percentage" office:value="0.84629259882419106" table:style-name="ce44">
            <text:p>84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744" table:style-name="ce7">
            <text:p>200.744</text:p>
          </table:table-cell>
          <table:table-cell office:value-type="percentage" office:value="0.91400992578427354" table:style-name="ce47">
            <text:p>91,4%</text:p>
          </table:table-cell>
          <table:table-cell office:value-type="float" office:value="140133" table:style-name="ce7">
            <text:p>140.133</text:p>
          </table:table-cell>
          <table:table-cell office:value-type="percentage" office:value="0.9082677624671065" table:style-name="ce47">
            <text:p>90,8%</text:p>
          </table:table-cell>
          <table:table-cell office:value-type="float" office:value="127004" table:style-name="ce7">
            <text:p>127.004</text:p>
          </table:table-cell>
          <table:table-cell office:value-type="percentage" office:value="0.68076758147512861" table:style-name="ce47">
            <text:p>68,1%</text:p>
          </table:table-cell>
          <table:table-cell office:value-type="float" office:value="90766" table:style-name="ce7">
            <text:p>90.766</text:p>
          </table:table-cell>
          <table:table-cell office:value-type="percentage" office:value="0.47938860338972311" table:style-name="ce47">
            <text:p>47,9%</text:p>
          </table:table-cell>
          <table:table-cell office:value-type="float" office:value="38003" table:style-name="ce7">
            <text:p>38.003</text:p>
          </table:table-cell>
          <table:table-cell office:value-type="percentage" office:value="0.29694019471488176" table:style-name="ce47">
            <text:p>29,7%</text:p>
          </table:table-cell>
          <table:table-cell office:value-type="float" office:value="25089" table:style-name="ce7">
            <text:p>25.089</text:p>
          </table:table-cell>
          <table:table-cell office:value-type="percentage" office:value="0.23614065470700074" table:style-name="ce47">
            <text:p>23,6%</text:p>
          </table:table-cell>
          <table:table-cell office:value-type="float" office:value="35875" table:style-name="ce7">
            <text:p>35.875</text:p>
          </table:table-cell>
          <table:table-cell office:value-type="percentage" office:value="0.61029549359508706" table:style-name="ce47">
            <text:p>61,0%</text:p>
          </table:table-cell>
          <table:table-cell office:value-type="float" office:value="116338" table:style-name="ce7">
            <text:p>116.338</text:p>
          </table:table-cell>
          <table:table-cell office:value-type="percentage" office:value="0.86004287720854589" table:style-name="ce47">
            <text:p>86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1283" table:style-name="ce7">
            <text:p>191.283</text:p>
          </table:table-cell>
          <table:table-cell office:value-type="percentage" office:value="0.94422505454581351" table:style-name="ce47">
            <text:p>94,4%</text:p>
          </table:table-cell>
          <table:table-cell office:value-type="float" office:value="141106" table:style-name="ce7">
            <text:p>141.106</text:p>
          </table:table-cell>
          <table:table-cell office:value-type="percentage" office:value="0.95330941716154227" table:style-name="ce47">
            <text:p>95,3%</text:p>
          </table:table-cell>
          <table:table-cell office:value-type="float" office:value="141868" table:style-name="ce7">
            <text:p>141.868</text:p>
          </table:table-cell>
          <table:table-cell office:value-type="percentage" office:value="0.92644254629992429" table:style-name="ce47">
            <text:p>92,6%</text:p>
          </table:table-cell>
          <table:table-cell office:value-type="float" office:value="120138" table:style-name="ce7">
            <text:p>120.138</text:p>
          </table:table-cell>
          <table:table-cell office:value-type="percentage" office:value="0.79581089406013394" table:style-name="ce47">
            <text:p>79,6%</text:p>
          </table:table-cell>
          <table:table-cell office:value-type="float" office:value="52595" table:style-name="ce7">
            <text:p>52.595</text:p>
          </table:table-cell>
          <table:table-cell office:value-type="percentage" office:value="0.57848830814580177" table:style-name="ce47">
            <text:p>57,8%</text:p>
          </table:table-cell>
          <table:table-cell office:value-type="float" office:value="31264" table:style-name="ce7">
            <text:p>31.264</text:p>
          </table:table-cell>
          <table:table-cell office:value-type="percentage" office:value="0.47043245357970448" table:style-name="ce47">
            <text:p>47,0%</text:p>
          </table:table-cell>
          <table:table-cell office:value-type="float" office:value="41389" table:style-name="ce7">
            <text:p>41.389</text:p>
          </table:table-cell>
          <table:table-cell office:value-type="percentage" office:value="0.91336202140571554" table:style-name="ce47">
            <text:p>91,3%</text:p>
          </table:table-cell>
          <table:table-cell office:value-type="float" office:value="113113" table:style-name="ce7">
            <text:p>113.113</text:p>
          </table:table-cell>
          <table:table-cell office:value-type="percentage" office:value="0.96227073195630719" table:style-name="ce47">
            <text:p>96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749" table:style-name="ce7">
            <text:p>118.749</text:p>
          </table:table-cell>
          <table:table-cell office:value-type="percentage" office:value="0.90732590656947687" table:style-name="ce47">
            <text:p>90,7%</text:p>
          </table:table-cell>
          <table:table-cell office:value-type="float" office:value="93691" table:style-name="ce7">
            <text:p>93.691</text:p>
          </table:table-cell>
          <table:table-cell office:value-type="percentage" office:value="0.83974330247107221" table:style-name="ce47">
            <text:p>84,0%</text:p>
          </table:table-cell>
          <table:table-cell office:value-type="float" office:value="94316" table:style-name="ce7">
            <text:p>94.316</text:p>
          </table:table-cell>
          <table:table-cell office:value-type="percentage" office:value="0.61980679503187219" table:style-name="ce47">
            <text:p>62,0%</text:p>
          </table:table-cell>
          <table:table-cell office:value-type="float" office:value="68388" table:style-name="ce7">
            <text:p>68.388</text:p>
          </table:table-cell>
          <table:table-cell office:value-type="percentage" office:value="0.3986429770565193" table:style-name="ce47">
            <text:p>39,9%</text:p>
          </table:table-cell>
          <table:table-cell office:value-type="float" office:value="27522" table:style-name="ce7">
            <text:p>27.522</text:p>
          </table:table-cell>
          <table:table-cell office:value-type="percentage" office:value="0.20839895808093045" table:style-name="ce47">
            <text:p>20,8%</text:p>
          </table:table-cell>
          <table:table-cell office:value-type="float" office:value="16966" table:style-name="ce7">
            <text:p>16.966</text:p>
          </table:table-cell>
          <table:table-cell office:value-type="percentage" office:value="0.16694546671127466" table:style-name="ce47">
            <text:p>16,7%</text:p>
          </table:table-cell>
          <table:table-cell office:value-type="float" office:value="33066" table:style-name="ce7">
            <text:p>33.066</text:p>
          </table:table-cell>
          <table:table-cell office:value-type="percentage" office:value="0.64845465955443993" table:style-name="ce47">
            <text:p>64,8%</text:p>
          </table:table-cell>
          <table:table-cell office:value-type="float" office:value="97740" table:style-name="ce7">
            <text:p>97.740</text:p>
          </table:table-cell>
          <table:table-cell office:value-type="percentage" office:value="0.81485310301130487" table:style-name="ce47">
            <text:p>81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9314" table:style-name="ce7">
            <text:p>219.314</text:p>
          </table:table-cell>
          <table:table-cell office:value-type="percentage" office:value="0.89965747102861249" table:style-name="ce47">
            <text:p>90,0%</text:p>
          </table:table-cell>
          <table:table-cell office:value-type="float" office:value="189729" table:style-name="ce7">
            <text:p>189.729</text:p>
          </table:table-cell>
          <table:table-cell office:value-type="percentage" office:value="0.85034129463385333" table:style-name="ce47">
            <text:p>85,0%</text:p>
          </table:table-cell>
          <table:table-cell office:value-type="float" office:value="224683" table:style-name="ce7">
            <text:p>224.683</text:p>
          </table:table-cell>
          <table:table-cell office:value-type="percentage" office:value="0.69842182647862461" table:style-name="ce47">
            <text:p>69,8%</text:p>
          </table:table-cell>
          <table:table-cell office:value-type="float" office:value="160578" table:style-name="ce7">
            <text:p>160.578</text:p>
          </table:table-cell>
          <table:table-cell office:value-type="percentage" office:value="0.5032184066536719" table:style-name="ce47">
            <text:p>50,3%</text:p>
          </table:table-cell>
          <table:table-cell office:value-type="float" office:value="54304" table:style-name="ce7">
            <text:p>54.304</text:p>
          </table:table-cell>
          <table:table-cell office:value-type="percentage" office:value="0.2358520886356332" table:style-name="ce47">
            <text:p>23,6%</text:p>
          </table:table-cell>
          <table:table-cell office:value-type="float" office:value="22459" table:style-name="ce7">
            <text:p>22.459</text:p>
          </table:table-cell>
          <table:table-cell office:value-type="percentage" office:value="0.11993805238845424" table:style-name="ce47">
            <text:p>12,0%</text:p>
          </table:table-cell>
          <table:table-cell office:value-type="float" office:value="94077" table:style-name="ce7">
            <text:p>94.077</text:p>
          </table:table-cell>
          <table:table-cell office:value-type="percentage" office:value="0.70059799971701131" table:style-name="ce47">
            <text:p>70,1%</text:p>
          </table:table-cell>
          <table:table-cell office:value-type="float" office:value="181243" table:style-name="ce7">
            <text:p>181.243</text:p>
          </table:table-cell>
          <table:table-cell office:value-type="percentage" office:value="0.81368662539339054" table:style-name="ce47">
            <text:p>81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2219" table:style-name="ce7">
            <text:p>92.219</text:p>
          </table:table-cell>
          <table:table-cell office:value-type="percentage" office:value="0.93870176402927497" table:style-name="ce47">
            <text:p>93,9%</text:p>
          </table:table-cell>
          <table:table-cell office:value-type="float" office:value="74775" table:style-name="ce7">
            <text:p>74.775</text:p>
          </table:table-cell>
          <table:table-cell office:value-type="percentage" office:value="0.97192435172548253" table:style-name="ce47">
            <text:p>97,2%</text:p>
          </table:table-cell>
          <table:table-cell office:value-type="float" office:value="67882" table:style-name="ce7">
            <text:p>67.882</text:p>
          </table:table-cell>
          <table:table-cell office:value-type="percentage" office:value="0.80099590545978028" table:style-name="ce47">
            <text:p>80,1%</text:p>
          </table:table-cell>
          <table:table-cell office:value-type="float" office:value="52498" table:style-name="ce7">
            <text:p>52.498</text:p>
          </table:table-cell>
          <table:table-cell office:value-type="percentage" office:value="0.59146678083349291" table:style-name="ce47">
            <text:p>59,1%</text:p>
          </table:table-cell>
          <table:table-cell office:value-type="float" office:value="21938" table:style-name="ce7">
            <text:p>21.938</text:p>
          </table:table-cell>
          <table:table-cell office:value-type="percentage" office:value="0.39202301602902023" table:style-name="ce47">
            <text:p>39,2%</text:p>
          </table:table-cell>
          <table:table-cell office:value-type="float" office:value="9738" table:style-name="ce7">
            <text:p>9.738</text:p>
          </table:table-cell>
          <table:table-cell office:value-type="percentage" office:value="0.22948038176033933" table:style-name="ce47">
            <text:p>22,9%</text:p>
          </table:table-cell>
          <table:table-cell office:value-type="float" office:value="19532" table:style-name="ce7">
            <text:p>19.532</text:p>
          </table:table-cell>
          <table:table-cell office:value-type="percentage" office:value="0.8803353315004282" table:style-name="ce47">
            <text:p>88,0%</text:p>
          </table:table-cell>
          <table:table-cell office:value-type="float" office:value="55456" table:style-name="ce7">
            <text:p>55.456</text:p>
          </table:table-cell>
          <table:table-cell office:value-type="percentage" office:value="0.93494057152490939" table:style-name="ce47">
            <text:p>93,5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6014" table:style-name="ce7">
            <text:p>446.014</text:p>
          </table:table-cell>
          <table:table-cell office:value-type="percentage" office:value="0.9321242570408701" table:style-name="ce47">
            <text:p>93,2%</text:p>
          </table:table-cell>
          <table:table-cell office:value-type="float" office:value="293466" table:style-name="ce7">
            <text:p>293.466</text:p>
          </table:table-cell>
          <table:table-cell office:value-type="percentage" office:value="0.91031363705452273" table:style-name="ce47">
            <text:p>91,0%</text:p>
          </table:table-cell>
          <table:table-cell office:value-type="float" office:value="292606" table:style-name="ce7">
            <text:p>292.606</text:p>
          </table:table-cell>
          <table:table-cell office:value-type="percentage" office:value="0.82833727299749471" table:style-name="ce47">
            <text:p>82,8%</text:p>
          </table:table-cell>
          <table:table-cell office:value-type="float" office:value="213545" table:style-name="ce7">
            <text:p>213.545</text:p>
          </table:table-cell>
          <table:table-cell office:value-type="percentage" office:value="0.66448123819510785" table:style-name="ce47">
            <text:p>66,4%</text:p>
          </table:table-cell>
          <table:table-cell office:value-type="float" office:value="88632" table:style-name="ce7">
            <text:p>88.632</text:p>
          </table:table-cell>
          <table:table-cell office:value-type="percentage" office:value="0.4152470905717659" table:style-name="ce47">
            <text:p>41,5%</text:p>
          </table:table-cell>
          <table:table-cell office:value-type="float" office:value="27451" table:style-name="ce7">
            <text:p>27.451</text:p>
          </table:table-cell>
          <table:table-cell office:value-type="percentage" office:value="0.15776074113238775" table:style-name="ce47">
            <text:p>15,8%</text:p>
          </table:table-cell>
          <table:table-cell office:value-type="float" office:value="81651" table:style-name="ce7">
            <text:p>81.651</text:p>
          </table:table-cell>
          <table:table-cell office:value-type="percentage" office:value="0.8540899581589958" table:style-name="ce47">
            <text:p>85,4%</text:p>
          </table:table-cell>
          <table:table-cell office:value-type="float" office:value="224864" table:style-name="ce7">
            <text:p>224.864</text:p>
          </table:table-cell>
          <table:table-cell office:value-type="percentage" office:value="0.9239783863743759" table:style-name="ce47">
            <text:p>92,4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664" table:style-name="ce7">
            <text:p>270.664</text:p>
          </table:table-cell>
          <table:table-cell office:value-type="percentage" office:value="0.9151597938841477" table:style-name="ce47">
            <text:p>91,5%</text:p>
          </table:table-cell>
          <table:table-cell office:value-type="float" office:value="197055" table:style-name="ce7">
            <text:p>197.055</text:p>
          </table:table-cell>
          <table:table-cell office:value-type="percentage" office:value="0.91013431126219335" table:style-name="ce47">
            <text:p>91,0%</text:p>
          </table:table-cell>
          <table:table-cell office:value-type="float" office:value="205828" table:style-name="ce7">
            <text:p>205.828</text:p>
          </table:table-cell>
          <table:table-cell office:value-type="percentage" office:value="0.73286737189917861" table:style-name="ce47">
            <text:p>73,3%</text:p>
          </table:table-cell>
          <table:table-cell office:value-type="float" office:value="145913" table:style-name="ce7">
            <text:p>145.913</text:p>
          </table:table-cell>
          <table:table-cell office:value-type="percentage" office:value="0.51856208685763028" table:style-name="ce47">
            <text:p>51,9%</text:p>
          </table:table-cell>
          <table:table-cell office:value-type="float" office:value="49755" table:style-name="ce7">
            <text:p>49.755</text:p>
          </table:table-cell>
          <table:table-cell office:value-type="percentage" office:value="0.24731337793639591" table:style-name="ce47">
            <text:p>24,7%</text:p>
          </table:table-cell>
          <table:table-cell office:value-type="float" office:value="22758" table:style-name="ce7">
            <text:p>22.758</text:p>
          </table:table-cell>
          <table:table-cell office:value-type="percentage" office:value="0.13465794113818444" table:style-name="ce47">
            <text:p>13,5%</text:p>
          </table:table-cell>
          <table:table-cell office:value-type="float" office:value="63785" table:style-name="ce7">
            <text:p>63.785</text:p>
          </table:table-cell>
          <table:table-cell office:value-type="percentage" office:value="0.82477759387607319" table:style-name="ce47">
            <text:p>82,5%</text:p>
          </table:table-cell>
          <table:table-cell office:value-type="float" office:value="172837" table:style-name="ce7">
            <text:p>172.837</text:p>
          </table:table-cell>
          <table:table-cell office:value-type="percentage" office:value="0.85875338484088137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7656" table:style-name="ce7">
            <text:p>967.656</text:p>
          </table:table-cell>
          <table:table-cell office:value-type="percentage" office:value="0.90196919164897194" table:style-name="ce47">
            <text:p>90,2%</text:p>
          </table:table-cell>
          <table:table-cell office:value-type="float" office:value="704141" table:style-name="ce7">
            <text:p>704.141</text:p>
          </table:table-cell>
          <table:table-cell office:value-type="percentage" office:value="0.88323334140293086" table:style-name="ce47">
            <text:p>88,3%</text:p>
          </table:table-cell>
          <table:table-cell office:value-type="float" office:value="721640" table:style-name="ce7">
            <text:p>721.640</text:p>
          </table:table-cell>
          <table:table-cell office:value-type="percentage" office:value="0.69833178017316044" table:style-name="ce47">
            <text:p>69,8%</text:p>
          </table:table-cell>
          <table:table-cell office:value-type="float" office:value="586986" table:style-name="ce7">
            <text:p>586.986</text:p>
          </table:table-cell>
          <table:table-cell office:value-type="percentage" office:value="0.5121371548226672" table:style-name="ce47">
            <text:p>51,2%</text:p>
          </table:table-cell>
          <table:table-cell office:value-type="float" office:value="252686" table:style-name="ce7">
            <text:p>252.686</text:p>
          </table:table-cell>
          <table:table-cell office:value-type="percentage" office:value="0.31389136297516429" table:style-name="ce47">
            <text:p>31,4%</text:p>
          </table:table-cell>
          <table:table-cell office:value-type="float" office:value="95772" table:style-name="ce7">
            <text:p>95.772</text:p>
          </table:table-cell>
          <table:table-cell office:value-type="percentage" office:value="0.14322995727269056" table:style-name="ce47">
            <text:p>14,3%</text:p>
          </table:table-cell>
          <table:table-cell office:value-type="float" office:value="206366" table:style-name="ce7">
            <text:p>206.366</text:p>
          </table:table-cell>
          <table:table-cell office:value-type="percentage" office:value="0.59391368413781986" table:style-name="ce47">
            <text:p>59,4%</text:p>
          </table:table-cell>
          <table:table-cell office:value-type="float" office:value="696396" table:style-name="ce7">
            <text:p>696.396</text:p>
          </table:table-cell>
          <table:table-cell office:value-type="percentage" office:value="0.86623744296781324" table:style-name="ce47">
            <text:p>86,6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4225" table:style-name="ce7">
            <text:p>684.225</text:p>
          </table:table-cell>
          <table:table-cell office:value-type="percentage" office:value="0.94144591011597711" table:style-name="ce47">
            <text:p>94,1%</text:p>
          </table:table-cell>
          <table:table-cell office:value-type="float" office:value="545933" table:style-name="ce7">
            <text:p>545.933</text:p>
          </table:table-cell>
          <table:table-cell office:value-type="percentage" office:value="0.95766630530499974" table:style-name="ce47">
            <text:p>95,8%</text:p>
          </table:table-cell>
          <table:table-cell office:value-type="float" office:value="566709" table:style-name="ce7">
            <text:p>566.709</text:p>
          </table:table-cell>
          <table:table-cell office:value-type="percentage" office:value="0.79232074849144074" table:style-name="ce47">
            <text:p>79,2%</text:p>
          </table:table-cell>
          <table:table-cell office:value-type="float" office:value="435506" table:style-name="ce7">
            <text:p>435.506</text:p>
          </table:table-cell>
          <table:table-cell office:value-type="percentage" office:value="0.57595947840347028" table:style-name="ce47">
            <text:p>57,6%</text:p>
          </table:table-cell>
          <table:table-cell office:value-type="float" office:value="169301" table:style-name="ce7">
            <text:p>169.301</text:p>
          </table:table-cell>
          <table:table-cell office:value-type="percentage" office:value="0.32791651252292786" table:style-name="ce47">
            <text:p>32,8%</text:p>
          </table:table-cell>
          <table:table-cell office:value-type="float" office:value="70099" table:style-name="ce7">
            <text:p>70.099</text:p>
          </table:table-cell>
          <table:table-cell office:value-type="percentage" office:value="0.16240981608737357" table:style-name="ce47">
            <text:p>16,2%</text:p>
          </table:table-cell>
          <table:table-cell office:value-type="float" office:value="182057" table:style-name="ce7">
            <text:p>182.057</text:p>
          </table:table-cell>
          <table:table-cell office:value-type="percentage" office:value="0.86262497038616437" table:style-name="ce47">
            <text:p>86,3%</text:p>
          </table:table-cell>
          <table:table-cell office:value-type="float" office:value="424964" table:style-name="ce7">
            <text:p>424.964</text:p>
          </table:table-cell>
          <table:table-cell office:value-type="percentage" office:value="0.909669644214118" table:style-name="ce47">
            <text:p>91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4010" table:style-name="ce7">
            <text:p>154.010</text:p>
          </table:table-cell>
          <table:table-cell office:value-type="percentage" office:value="0.88851581340071772" table:style-name="ce47">
            <text:p>88,9%</text:p>
          </table:table-cell>
          <table:table-cell office:value-type="float" office:value="124074" table:style-name="ce7">
            <text:p>124.074</text:p>
          </table:table-cell>
          <table:table-cell office:value-type="percentage" office:value="0.93691666414957564" table:style-name="ce47">
            <text:p>93,7%</text:p>
          </table:table-cell>
          <table:table-cell office:value-type="float" office:value="126339" table:style-name="ce7">
            <text:p>126.339</text:p>
          </table:table-cell>
          <table:table-cell office:value-type="percentage" office:value="0.78333250663426002" table:style-name="ce47">
            <text:p>78,3%</text:p>
          </table:table-cell>
          <table:table-cell office:value-type="float" office:value="87599" table:style-name="ce7">
            <text:p>87.599</text:p>
          </table:table-cell>
          <table:table-cell office:value-type="percentage" office:value="0.60157950760567247" table:style-name="ce47">
            <text:p>60,2%</text:p>
          </table:table-cell>
          <table:table-cell office:value-type="float" office:value="35679" table:style-name="ce7">
            <text:p>35.679</text:p>
          </table:table-cell>
          <table:table-cell office:value-type="percentage" office:value="0.31738646977716495" table:style-name="ce47">
            <text:p>31,7%</text:p>
          </table:table-cell>
          <table:table-cell office:value-type="float" office:value="6416" table:style-name="ce7">
            <text:p>6.416</text:p>
          </table:table-cell>
          <table:table-cell office:value-type="percentage" office:value="6.9309711569622984E-2" table:style-name="ce47">
            <text:p>6,9%</text:p>
          </table:table-cell>
          <table:table-cell office:value-type="float" office:value="34564" table:style-name="ce7">
            <text:p>34.564</text:p>
          </table:table-cell>
          <table:table-cell office:value-type="percentage" office:value="0.86680877742946705" table:style-name="ce47">
            <text:p>86,7%</text:p>
          </table:table-cell>
          <table:table-cell office:value-type="float" office:value="90841" table:style-name="ce7">
            <text:p>90.841</text:p>
          </table:table-cell>
          <table:table-cell office:value-type="percentage" office:value="0.9005125053282711" table:style-name="ce47">
            <text:p>90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4670" table:style-name="ce7">
            <text:p>504.670</text:p>
          </table:table-cell>
          <table:table-cell office:value-type="percentage" office:value="0.94763031395523512" table:style-name="ce47">
            <text:p>94,8%</text:p>
          </table:table-cell>
          <table:table-cell office:value-type="float" office:value="333576" table:style-name="ce7">
            <text:p>333.576</text:p>
          </table:table-cell>
          <table:table-cell office:value-type="percentage" office:value="0.96059713355161425" table:style-name="ce47">
            <text:p>96,1%</text:p>
          </table:table-cell>
          <table:table-cell office:value-type="float" office:value="370505" table:style-name="ce7">
            <text:p>370.505</text:p>
          </table:table-cell>
          <table:table-cell office:value-type="percentage" office:value="0.94548901920554473" table:style-name="ce47">
            <text:p>94,5%</text:p>
          </table:table-cell>
          <table:table-cell office:value-type="float" office:value="369095" table:style-name="ce7">
            <text:p>369.095</text:p>
          </table:table-cell>
          <table:table-cell office:value-type="percentage" office:value="0.90086231093472746" table:style-name="ce47">
            <text:p>90,1%</text:p>
          </table:table-cell>
          <table:table-cell office:value-type="float" office:value="175108" table:style-name="ce7">
            <text:p>175.108</text:p>
          </table:table-cell>
          <table:table-cell office:value-type="percentage" office:value="0.65965726512791345" table:style-name="ce47">
            <text:p>66,0%</text:p>
          </table:table-cell>
          <table:table-cell office:value-type="float" office:value="113724" table:style-name="ce7">
            <text:p>113.724</text:p>
          </table:table-cell>
          <table:table-cell office:value-type="percentage" office:value="0.56787608233214493" table:style-name="ce47">
            <text:p>56,8%</text:p>
          </table:table-cell>
          <table:table-cell office:value-type="float" office:value="112268" table:style-name="ce7">
            <text:p>112.268</text:p>
          </table:table-cell>
          <table:table-cell office:value-type="percentage" office:value="0.90557697581751018" table:style-name="ce47">
            <text:p>90,6%</text:p>
          </table:table-cell>
          <table:table-cell office:value-type="float" office:value="298422" table:style-name="ce7">
            <text:p>298.422</text:p>
          </table:table-cell>
          <table:table-cell office:value-type="percentage" office:value="0.97912620085043833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67" table:style-name="ce7">
            <text:p>47.767</text:p>
          </table:table-cell>
          <table:table-cell office:value-type="percentage" office:value="0.92034835552301497" table:style-name="ce47">
            <text:p>92,0%</text:p>
          </table:table-cell>
          <table:table-cell office:value-type="float" office:value="35104" table:style-name="ce7">
            <text:p>35.104</text:p>
          </table:table-cell>
          <table:table-cell office:value-type="percentage" office:value="0.92313356299471427" table:style-name="ce47">
            <text:p>92,3%</text:p>
          </table:table-cell>
          <table:table-cell office:value-type="float" office:value="29922" table:style-name="ce7">
            <text:p>29.922</text:p>
          </table:table-cell>
          <table:table-cell office:value-type="percentage" office:value="0.66146432045273673" table:style-name="ce47">
            <text:p>66,1%</text:p>
          </table:table-cell>
          <table:table-cell office:value-type="float" office:value="21322" table:style-name="ce7">
            <text:p>21.322</text:p>
          </table:table-cell>
          <table:table-cell office:value-type="percentage" office:value="0.44866696126086314" table:style-name="ce47">
            <text:p>44,9%</text:p>
          </table:table-cell>
          <table:table-cell office:value-type="float" office:value="6796" table:style-name="ce7">
            <text:p>6.796</text:p>
          </table:table-cell>
          <table:table-cell office:value-type="percentage" office:value="0.21565703043188525" table:style-name="ce47">
            <text:p>21,6%</text:p>
          </table:table-cell>
          <table:table-cell office:value-type="float" office:value="2444" table:style-name="ce7">
            <text:p>2.444</text:p>
          </table:table-cell>
          <table:table-cell office:value-type="percentage" office:value="9.9470899470899474E-2" table:style-name="ce47">
            <text:p>9,9%</text:p>
          </table:table-cell>
          <table:table-cell office:value-type="float" office:value="12323" table:style-name="ce7">
            <text:p>12.323</text:p>
          </table:table-cell>
          <table:table-cell office:value-type="percentage" office:value="0.86331792069496982" table:style-name="ce47">
            <text:p>86,3%</text:p>
          </table:table-cell>
          <table:table-cell office:value-type="float" office:value="24571" table:style-name="ce7">
            <text:p>24.571</text:p>
          </table:table-cell>
          <table:table-cell office:value-type="percentage" office:value="0.82872946811022297" table:style-name="ce47">
            <text:p>82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814063" table:style-name="ce7">
            <text:p>814.063</text:p>
          </table:table-cell>
          <table:table-cell office:value-type="percentage" office:value="0.92074305226452458" table:style-name="ce47">
            <text:p>92,1%</text:p>
          </table:table-cell>
          <table:table-cell office:value-type="float" office:value="590004" table:style-name="ce7">
            <text:p>590.004</text:p>
          </table:table-cell>
          <table:table-cell office:value-type="percentage" office:value="0.86358772894067781" table:style-name="ce47">
            <text:p>86,4%</text:p>
          </table:table-cell>
          <table:table-cell office:value-type="float" office:value="648418" table:style-name="ce7">
            <text:p>648.418</text:p>
          </table:table-cell>
          <table:table-cell office:value-type="percentage" office:value="0.68721470624082581" table:style-name="ce47">
            <text:p>68,7%</text:p>
          </table:table-cell>
          <table:table-cell office:value-type="float" office:value="500993" table:style-name="ce7">
            <text:p>500.993</text:p>
          </table:table-cell>
          <table:table-cell office:value-type="percentage" office:value="0.48469278174975572" table:style-name="ce47">
            <text:p>48,5%</text:p>
          </table:table-cell>
          <table:table-cell office:value-type="float" office:value="234638" table:style-name="ce7">
            <text:p>234.638</text:p>
          </table:table-cell>
          <table:table-cell office:value-type="percentage" office:value="0.31144459812101633" table:style-name="ce47">
            <text:p>31,1%</text:p>
          </table:table-cell>
          <table:table-cell office:value-type="float" office:value="122028" table:style-name="ce7">
            <text:p>122.028</text:p>
          </table:table-cell>
          <table:table-cell office:value-type="percentage" office:value="0.20130654261110562" table:style-name="ce47">
            <text:p>20,1%</text:p>
          </table:table-cell>
          <table:table-cell office:value-type="float" office:value="179037" table:style-name="ce7">
            <text:p>179.037</text:p>
          </table:table-cell>
          <table:table-cell office:value-type="percentage" office:value="0.74797274432556415" table:style-name="ce47">
            <text:p>74,8%</text:p>
          </table:table-cell>
          <table:table-cell office:value-type="float" office:value="537972" table:style-name="ce7">
            <text:p>537.972</text:p>
          </table:table-cell>
          <table:table-cell office:value-type="percentage" office:value="0.81207120635078778" table:style-name="ce47">
            <text:p>81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7482" table:style-name="ce7">
            <text:p>157.482</text:p>
          </table:table-cell>
          <table:table-cell office:value-type="percentage" office:value="0.89267413386540906" table:style-name="ce47">
            <text:p>89,3%</text:p>
          </table:table-cell>
          <table:table-cell office:value-type="float" office:value="124927" table:style-name="ce7">
            <text:p>124.927</text:p>
          </table:table-cell>
          <table:table-cell office:value-type="percentage" office:value="0.85430101276729598" table:style-name="ce47">
            <text:p>85,4%</text:p>
          </table:table-cell>
          <table:table-cell office:value-type="float" office:value="138877" table:style-name="ce7">
            <text:p>138.877</text:p>
          </table:table-cell>
          <table:table-cell office:value-type="percentage" office:value="0.66874208475988228" table:style-name="ce47">
            <text:p>66,9%</text:p>
          </table:table-cell>
          <table:table-cell office:value-type="float" office:value="110629" table:style-name="ce7">
            <text:p>110.629</text:p>
          </table:table-cell>
          <table:table-cell office:value-type="percentage" office:value="0.47616772549627256" table:style-name="ce47">
            <text:p>47,6%</text:p>
          </table:table-cell>
          <table:table-cell office:value-type="float" office:value="45183" table:style-name="ce7">
            <text:p>45.183</text:p>
          </table:table-cell>
          <table:table-cell office:value-type="percentage" office:value="0.26656008117802532" table:style-name="ce47">
            <text:p>26,7%</text:p>
          </table:table-cell>
          <table:table-cell office:value-type="float" office:value="30822" table:style-name="ce7">
            <text:p>30.822</text:p>
          </table:table-cell>
          <table:table-cell office:value-type="percentage" office:value="0.21427528624959158" table:style-name="ce47">
            <text:p>21,4%</text:p>
          </table:table-cell>
          <table:table-cell office:value-type="float" office:value="48672" table:style-name="ce7">
            <text:p>48.672</text:p>
          </table:table-cell>
          <table:table-cell office:value-type="percentage" office:value="0.72981361802941924" table:style-name="ce47">
            <text:p>73,0%</text:p>
          </table:table-cell>
          <table:table-cell office:value-type="float" office:value="107001" table:style-name="ce7">
            <text:p>107.001</text:p>
          </table:table-cell>
          <table:table-cell office:value-type="percentage" office:value="0.81180674627862159" table:style-name="ce47">
            <text:p>81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95" table:style-name="ce7">
            <text:p>92.095</text:p>
          </table:table-cell>
          <table:table-cell office:value-type="percentage" office:value="0.93819400582710211" table:style-name="ce47">
            <text:p>93,8%</text:p>
          </table:table-cell>
          <table:table-cell office:value-type="float" office:value="68982" table:style-name="ce7">
            <text:p>68.982</text:p>
          </table:table-cell>
          <table:table-cell office:value-type="percentage" office:value="0.95496642901640483" table:style-name="ce47">
            <text:p>95,5%</text:p>
          </table:table-cell>
          <table:table-cell office:value-type="float" office:value="67939" table:style-name="ce7">
            <text:p>67.939</text:p>
          </table:table-cell>
          <table:table-cell office:value-type="percentage" office:value="0.73756948063227379" table:style-name="ce47">
            <text:p>73,8%</text:p>
          </table:table-cell>
          <table:table-cell office:value-type="float" office:value="50616" table:style-name="ce7">
            <text:p>50.616</text:p>
          </table:table-cell>
          <table:table-cell office:value-type="percentage" office:value="0.52820186377534517" table:style-name="ce47">
            <text:p>52,8%</text:p>
          </table:table-cell>
          <table:table-cell office:value-type="float" office:value="20736" table:style-name="ce7">
            <text:p>20.736</text:p>
          </table:table-cell>
          <table:table-cell office:value-type="percentage" office:value="0.3189025421773834" table:style-name="ce47">
            <text:p>31,9%</text:p>
          </table:table-cell>
          <table:table-cell office:value-type="float" office:value="8079" table:style-name="ce7">
            <text:p>8.079</text:p>
          </table:table-cell>
          <table:table-cell office:value-type="percentage" office:value="0.13812381392009027" table:style-name="ce47">
            <text:p>13,8%</text:p>
          </table:table-cell>
          <table:table-cell office:value-type="float" office:value="19870" table:style-name="ce7">
            <text:p>19.870</text:p>
          </table:table-cell>
          <table:table-cell office:value-type="percentage" office:value="0.83424300948862207" table:style-name="ce47">
            <text:p>83,4%</text:p>
          </table:table-cell>
          <table:table-cell office:value-type="float" office:value="59925" table:style-name="ce7">
            <text:p>59.925</text:p>
          </table:table-cell>
          <table:table-cell office:value-type="percentage" office:value="0.88744909292854501" table:style-name="ce47">
            <text:p>8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2558" table:style-name="ce7">
            <text:p>342.558</text:p>
          </table:table-cell>
          <table:table-cell office:value-type="percentage" office:value="0.91211860593295935" table:style-name="ce47">
            <text:p>91,2%</text:p>
          </table:table-cell>
          <table:table-cell office:value-type="float" office:value="248289" table:style-name="ce7">
            <text:p>248.289</text:p>
          </table:table-cell>
          <table:table-cell office:value-type="percentage" office:value="0.90276075961793678" table:style-name="ce47">
            <text:p>90,3%</text:p>
          </table:table-cell>
          <table:table-cell office:value-type="float" office:value="246805" table:style-name="ce7">
            <text:p>246.805</text:p>
          </table:table-cell>
          <table:table-cell office:value-type="percentage" office:value="0.76247099857580225" table:style-name="ce47">
            <text:p>76,2%</text:p>
          </table:table-cell>
          <table:table-cell office:value-type="float" office:value="166974" table:style-name="ce7">
            <text:p>166.974</text:p>
          </table:table-cell>
          <table:table-cell office:value-type="percentage" office:value="0.51885411714256413" table:style-name="ce47">
            <text:p>51,9%</text:p>
          </table:table-cell>
          <table:table-cell office:value-type="float" office:value="59115" table:style-name="ce7">
            <text:p>59.115</text:p>
          </table:table-cell>
          <table:table-cell office:value-type="percentage" office:value="0.28630446153548111" table:style-name="ce47">
            <text:p>28,6%</text:p>
          </table:table-cell>
          <table:table-cell office:value-type="float" office:value="29454" table:style-name="ce7">
            <text:p>29.454</text:p>
          </table:table-cell>
          <table:table-cell office:value-type="percentage" office:value="0.17309997884294412" table:style-name="ce47">
            <text:p>17,3%</text:p>
          </table:table-cell>
          <table:table-cell office:value-type="float" office:value="79562" table:style-name="ce7">
            <text:p>79.562</text:p>
          </table:table-cell>
          <table:table-cell office:value-type="percentage" office:value="0.80370527506717582" table:style-name="ce47">
            <text:p>80,4%</text:p>
          </table:table-cell>
          <table:table-cell office:value-type="float" office:value="191445" table:style-name="ce7">
            <text:p>191.445</text:p>
          </table:table-cell>
          <table:table-cell office:value-type="percentage" office:value="0.8667101278029038" table:style-name="ce47">
            <text:p>86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45" table:style-name="ce7">
            <text:p>5.545</text:p>
          </table:table-cell>
          <table:table-cell office:value-type="percentage" office:value="0.84734107579462103" table:style-name="ce47">
            <text:p>84,7%</text:p>
          </table:table-cell>
          <table:table-cell office:value-type="float" office:value="6513" table:style-name="ce7">
            <text:p>6.513</text:p>
          </table:table-cell>
          <table:table-cell office:value-type="percentage" office:value="0.82297194844579225" table:style-name="ce47">
            <text:p>82,3%</text:p>
          </table:table-cell>
          <table:table-cell office:value-type="float" office:value="6962" table:style-name="ce7">
            <text:p>6.962</text:p>
          </table:table-cell>
          <table:table-cell office:value-type="percentage" office:value="0.64272525849335305" table:style-name="ce47">
            <text:p>64,3%</text:p>
          </table:table-cell>
          <table:table-cell office:value-type="float" office:value="5632" table:style-name="ce7">
            <text:p>5.632</text:p>
          </table:table-cell>
          <table:table-cell office:value-type="percentage" office:value="0.49730684326710817" table:style-name="ce47">
            <text:p>49,7%</text:p>
          </table:table-cell>
          <table:table-cell office:value-type="float" office:value="2757" table:style-name="ce7">
            <text:p>2.757</text:p>
          </table:table-cell>
          <table:table-cell office:value-type="percentage" office:value="0.29626047711154097" table:style-name="ce47">
            <text:p>29,6%</text:p>
          </table:table-cell>
          <table:table-cell office:value-type="float" office:value="1184" table:style-name="ce7">
            <text:p>1.184</text:p>
          </table:table-cell>
          <table:table-cell office:value-type="percentage" office:value="0.13111849390919159" table:style-name="ce47">
            <text:p>13,1%</text:p>
          </table:table-cell>
          <table:table-cell office:value-type="float" office:value="1533" table:style-name="ce7">
            <text:p>1.533</text:p>
          </table:table-cell>
          <table:table-cell office:value-type="percentage" office:value="0.39684183277245666" table:style-name="ce47">
            <text:p>39,7%</text:p>
          </table:table-cell>
          <table:table-cell office:value-type="float" office:value="7507" table:style-name="ce7">
            <text:p>7.507</text:p>
          </table:table-cell>
          <table:table-cell office:value-type="percentage" office:value="0.83989706869545755" table:style-name="ce47">
            <text:p>84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39" table:style-name="ce7">
            <text:p>4.139</text:p>
          </table:table-cell>
          <table:table-cell office:value-type="percentage" office:value="0.76449944588104912" table:style-name="ce47">
            <text:p>76,4%</text:p>
          </table:table-cell>
          <table:table-cell office:value-type="float" office:value="5011" table:style-name="ce7">
            <text:p>5.011</text:p>
          </table:table-cell>
          <table:table-cell office:value-type="percentage" office:value="0.68065743004618307" table:style-name="ce47">
            <text:p>68,1%</text:p>
          </table:table-cell>
          <table:table-cell office:value-type="float" office:value="6121" table:style-name="ce7">
            <text:p>6.121</text:p>
          </table:table-cell>
          <table:table-cell office:value-type="percentage" office:value="0.61375714428958184" table:style-name="ce47">
            <text:p>61,4%</text:p>
          </table:table-cell>
          <table:table-cell office:value-type="float" office:value="5139" table:style-name="ce7">
            <text:p>5.139</text:p>
          </table:table-cell>
          <table:table-cell office:value-type="percentage" office:value="0.49205285331290693" table:style-name="ce47">
            <text:p>49,2%</text:p>
          </table:table-cell>
          <table:table-cell office:value-type="float" office:value="2415" table:style-name="ce7">
            <text:p>2.415</text:p>
          </table:table-cell>
          <table:table-cell office:value-type="percentage" office:value="0.27080062794348508" table:style-name="ce47">
            <text:p>27,1%</text:p>
          </table:table-cell>
          <table:table-cell office:value-type="float" office:value="1689" table:style-name="ce7">
            <text:p>1.689</text:p>
          </table:table-cell>
          <table:table-cell office:value-type="percentage" office:value="0.19018128589122846" table:style-name="ce47">
            <text:p>19,0%</text:p>
          </table:table-cell>
          <table:table-cell office:value-type="float" office:value="1264" table:style-name="ce7">
            <text:p>1.264</text:p>
          </table:table-cell>
          <table:table-cell office:value-type="percentage" office:value="0.28132650790117963" table:style-name="ce47">
            <text:p>28,1%</text:p>
          </table:table-cell>
          <table:table-cell office:value-type="float" office:value="5990" table:style-name="ce7">
            <text:p>5.990</text:p>
          </table:table-cell>
          <table:table-cell office:value-type="percentage" office:value="0.84342438749647985" table:style-name="ce47">
            <text:p>84,3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7">
            <text:p>19,5%</text:p>
          </table:table-cell>
          <table:table-cell office:value-type="float" office:value="2264" table:style-name="ce7">
            <text:p>2.264</text:p>
          </table:table-cell>
          <table:table-cell office:value-type="percentage" office:value="0.63399607952954351" table:style-name="ce47">
            <text:p>63,4%</text:p>
          </table:table-cell>
          <table:table-cell office:value-type="float" office:value="6154" table:style-name="ce7">
            <text:p>6.154</text:p>
          </table:table-cell>
          <table:table-cell office:value-type="percentage" office:value="0.66321801918310164" table:style-name="ce47">
            <text:p>66,3%</text:p>
          </table:table-cell>
          <table:table-cell office:value-type="float" office:value="12756" table:style-name="ce7">
            <text:p>12.756</text:p>
          </table:table-cell>
          <table:table-cell office:value-type="percentage" office:value="0.58946395563770793" table:style-name="ce47">
            <text:p>58,9%</text:p>
          </table:table-cell>
          <table:table-cell office:value-type="float" office:value="10487" table:style-name="ce7">
            <text:p>10.487</text:p>
          </table:table-cell>
          <table:table-cell office:value-type="percentage" office:value="0.33436423925519704" table:style-name="ce47">
            <text:p>33,4%</text:p>
          </table:table-cell>
          <table:table-cell office:value-type="float" office:value="5156" table:style-name="ce7">
            <text:p>5.156</text:p>
          </table:table-cell>
          <table:table-cell office:value-type="percentage" office:value="0.21730517975302399" table:style-name="ce47">
            <text:p>21,7%</text:p>
          </table:table-cell>
          <table:table-cell office:value-type="float" office:value="1134" table:style-name="ce7">
            <text:p>1.134</text:p>
          </table:table-cell>
          <table:table-cell office:value-type="percentage" office:value="0.8929133858267716" table:style-name="ce47">
            <text:p>89,3%</text:p>
          </table:table-cell>
          <table:table-cell office:value-type="float" office:value="22133" table:style-name="ce7">
            <text:p>22.133</text:p>
          </table:table-cell>
          <table:table-cell office:value-type="percentage" office:value="0.41624508679216898" table:style-name="ce47">
            <text:p>41,6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37" table:style-name="ce7">
            <text:p>37</text:p>
          </table:table-cell>
          <table:table-cell office:value-type="percentage" office:value="0.47435897435897434" table:style-name="ce50">
            <text:p>47,4%</text:p>
          </table:table-cell>
          <table:table-cell office:value-type="float" office:value="199" table:style-name="ce7">
            <text:p>199</text:p>
          </table:table-cell>
          <table:table-cell office:value-type="percentage" office:value="0.70070422535211263" table:style-name="ce50">
            <text:p>70,1%</text:p>
          </table:table-cell>
          <table:table-cell office:value-type="float" office:value="446" table:style-name="ce7">
            <text:p>446</text:p>
          </table:table-cell>
          <table:table-cell office:value-type="percentage" office:value="0.51382488479262678" table:style-name="ce50">
            <text:p>51,4%</text:p>
          </table:table-cell>
          <table:table-cell office:value-type="float" office:value="536" table:style-name="ce7">
            <text:p>536</text:p>
          </table:table-cell>
          <table:table-cell office:value-type="percentage" office:value="0.29662423907028224" table:style-name="ce50">
            <text:p>29,7%</text:p>
          </table:table-cell>
          <table:table-cell office:value-type="float" office:value="502" table:style-name="ce7">
            <text:p>502</text:p>
          </table:table-cell>
          <table:table-cell office:value-type="percentage" office:value="0.22673893405600723" table:style-name="ce50">
            <text:p>22,7%</text:p>
          </table:table-cell>
          <table:table-cell office:value-type="float" office:value="472" table:style-name="ce7">
            <text:p>472</text:p>
          </table:table-cell>
          <table:table-cell office:value-type="percentage" office:value="0.23802319717599596" table:style-name="ce50">
            <text:p>23,8%</text:p>
          </table:table-cell>
          <table:table-cell office:value-type="float" office:value="944" table:style-name="ce7">
            <text:p>944</text:p>
          </table:table-cell>
          <table:table-cell office:value-type="percentage" office:value="0.21203953279424978" table:style-name="ce50">
            <text:p>21,2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305086" table:style-name="ce65">
            <text:p>6.305.086</text:p>
          </table:table-cell>
          <table:table-cell office:value-type="percentage" office:value="0.9196578598533468" table:style-name="ce66">
            <text:p>91,97%</text:p>
          </table:table-cell>
          <table:table-cell office:value-type="float" office:value="4764537" table:style-name="ce65">
            <text:p>4.764.537</text:p>
          </table:table-cell>
          <table:table-cell office:value-type="percentage" office:value="0.90519218537097679" table:style-name="ce66">
            <text:p>90,52%</text:p>
          </table:table-cell>
          <table:table-cell office:value-type="float" office:value="4881854" table:style-name="ce65">
            <text:p>4.881.854</text:p>
          </table:table-cell>
          <table:table-cell office:value-type="percentage" office:value="0.72910057034933207" table:style-name="ce66">
            <text:p>72,91%</text:p>
          </table:table-cell>
          <table:table-cell office:value-type="float" office:value="3749929" table:style-name="ce65">
            <text:p>3.749.929</text:p>
          </table:table-cell>
          <table:table-cell office:value-type="percentage" office:value="0.53446075807923998" table:style-name="ce66">
            <text:p>53,45%</text:p>
          </table:table-cell>
          <table:table-cell office:value-type="float" office:value="1575592" table:style-name="ce65">
            <text:p>1.575.592</text:p>
          </table:table-cell>
          <table:table-cell office:value-type="percentage" office:value="0.31699634977533908" table:style-name="ce66">
            <text:p>31,70%</text:p>
          </table:table-cell>
          <table:table-cell office:value-type="float" office:value="733816" table:style-name="ce65">
            <text:p>733.816</text:p>
          </table:table-cell>
          <table:table-cell office:value-type="percentage" office:value="0.18037805807024268" table:style-name="ce66">
            <text:p>18,04%</text:p>
          </table:table-cell>
          <table:table-cell office:value-type="float" office:value="1443206" table:style-name="ce65">
            <text:p>1.443.206</text:p>
          </table:table-cell>
          <table:table-cell office:value-type="percentage" office:value="0.72792099023474244" table:style-name="ce66">
            <text:p>72,79%</text:p>
          </table:table-cell>
          <table:table-cell office:value-type="float" office:value="4161611" table:style-name="ce65">
            <text:p>4.161.611</text:p>
          </table:table-cell>
          <table:table-cell office:value-type="percentage" office:value="0.86273963890079763" table:style-name="ce66">
            <text:p>86,27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8382" table:style-name="ce73">
            <text:p>398.382</text:p>
          </table:table-cell>
          <table:table-cell office:value-type="percentage" office:value="0.63676628310846772" table:style-name="ce74">
            <text:p>63,68%</text:p>
          </table:table-cell>
          <table:table-cell office:value-type="date" office:date-value="2022-02-02T00:00:00" table:style-name="ce75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8396" table:style-name="ce77">
            <text:p>48.396</text:p>
          </table:table-cell>
          <table:table-cell office:value-type="percentage" office:value="0.54042947594108381" table:style-name="ce78">
            <text:p>54,04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9485" table:style-name="ce77">
            <text:p>39.485</text:p>
          </table:table-cell>
          <table:table-cell office:value-type="percentage" office:value="0.7382305650076656" table:style-name="ce78">
            <text:p>73,82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8376" table:style-name="ce77">
            <text:p>28.376</text:p>
          </table:table-cell>
          <table:table-cell office:value-type="percentage" office:value="0.33619259750722713" table:style-name="ce78">
            <text:p>33,62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8857" table:style-name="ce77">
            <text:p>68.857</text:p>
          </table:table-cell>
          <table:table-cell office:value-type="percentage" office:value="0.51582140984343394" table:style-name="ce78">
            <text:p>51,58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655" table:style-name="ce77">
            <text:p>22.655</text:p>
          </table:table-cell>
          <table:table-cell office:value-type="percentage" office:value="0.61552464272129548" table:style-name="ce78">
            <text:p>61,55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2374" table:style-name="ce77">
            <text:p>92.374</text:p>
          </table:table-cell>
          <table:table-cell office:value-type="percentage" office:value="0.67456805269538034" table:style-name="ce78">
            <text:p>67,46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90965" table:style-name="ce77">
            <text:p>90.965</text:p>
          </table:table-cell>
          <table:table-cell office:value-type="percentage" office:value="0.61652795098411317" table:style-name="ce78">
            <text:p>61,65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21053" table:style-name="ce77">
            <text:p>221.053</text:p>
          </table:table-cell>
          <table:table-cell office:value-type="percentage" office:value="0.39542030613577372" table:style-name="ce78">
            <text:p>39,54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1641" table:style-name="ce77">
            <text:p>221.641</text:p>
          </table:table-cell>
          <table:table-cell office:value-type="percentage" office:value="0.62926863891885754" table:style-name="ce78">
            <text:p>62,93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8616" table:style-name="ce77">
            <text:p>48.616</text:p>
          </table:table-cell>
          <table:table-cell office:value-type="percentage" office:value="0.71974654309655639" table:style-name="ce78">
            <text:p>71,97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756" table:style-name="ce77">
            <text:p>124.756</text:p>
          </table:table-cell>
          <table:table-cell office:value-type="percentage" office:value="0.81508437922631138" table:style-name="ce78">
            <text:p>81,51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673" table:style-name="ce77">
            <text:p>13.673</text:p>
          </table:table-cell>
          <table:table-cell office:value-type="percentage" office:value="0.62331327498176514" table:style-name="ce78">
            <text:p>62,33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23626" table:style-name="ce77">
            <text:p>223.626</text:p>
          </table:table-cell>
          <table:table-cell office:value-type="percentage" office:value="0.45521461402858804" table:style-name="ce78">
            <text:p>45,52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3574" table:style-name="ce77">
            <text:p>63.574</text:p>
          </table:table-cell>
          <table:table-cell office:value-type="percentage" office:value="0.52694223644185101" table:style-name="ce78">
            <text:p>52,69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549" table:style-name="ce77">
            <text:p>25.549</text:p>
          </table:table-cell>
          <table:table-cell office:value-type="percentage" office:value="0.52337348410357265" table:style-name="ce78">
            <text:p>52,34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8319" table:style-name="ce77">
            <text:p>78.319</text:p>
          </table:table-cell>
          <table:table-cell office:value-type="percentage" office:value="0.53162503393972305" table:style-name="ce78">
            <text:p>53,16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818" table:style-name="ce77">
            <text:p>2.818</text:p>
          </table:table-cell>
          <table:table-cell office:value-type="percentage" office:value="0.35437625754527163" table:style-name="ce78">
            <text:p>35,44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3048" table:style-name="ce77">
            <text:p>3.048</text:p>
          </table:table-cell>
          <table:table-cell office:value-type="percentage" office:value="0.31178396072013093" table:style-name="ce78">
            <text:p>31,18%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2-02T00:00:00" table:style-name="ce79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2-02T00:00:00" table:style-name="ce83">
            <text:p>02/02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816163" table:style-name="ce85">
            <text:p>1.816.163</text:p>
          </table:table-cell>
          <table:table-cell office:value-type="percentage" office:value="0.55245997534229829" table:style-name="ce86">
            <text:p>55,25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03T14:44:45Z</dc:date>
  </office:meta>
</office:document-meta>
</file>